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2" style:family="table-column">
      <style:table-column-properties fo:break-before="auto" style:column-width="3.25in"/>
    </style:style>
    <style:style style:name="co43" style:family="table-column">
      <style:table-column-properties fo:break-before="auto" style:column-width="3.4689in"/>
    </style:style>
    <style:style style:name="co44" style:family="table-column">
      <style:table-column-properties fo:break-before="auto" style:column-width="3.2854in"/>
    </style:style>
    <style:style style:name="co45" style:family="table-column">
      <style:table-column-properties fo:break-before="auto" style:column-width="2.9898in"/>
    </style:style>
    <style:style style:name="co46" style:family="table-column">
      <style:table-column-properties fo:break-before="auto" style:column-width="3.3228in"/>
    </style:style>
    <style:style style:name="co47" style:family="table-column">
      <style:table-column-properties fo:break-before="auto" style:column-width="3.4374in"/>
    </style:style>
    <style:style style:name="co48" style:family="table-column">
      <style:table-column-properties fo:break-before="auto" style:column-width="1.0626in"/>
    </style:style>
    <style:style style:name="co49" style:family="table-column">
      <style:table-column-properties fo:break-before="auto" style:column-width="0.8335in"/>
    </style:style>
    <style:style style:name="co16" style:family="table-column">
      <style:table-column-properties fo:break-before="auto" style:column-width="1.2827in"/>
    </style:style>
    <style:style style:name="co17" style:family="table-column">
      <style:table-column-properties fo:break-before="auto" style:column-width="0.5374in"/>
    </style:style>
    <style:style style:name="co7" style:family="table-column">
      <style:table-column-properties fo:break-before="auto" style:column-width="0.9165in"/>
    </style:style>
    <style:style style:name="co1" style:family="table-column">
      <style:table-column-properties fo:break-before="auto" style:column-width="0.7189in"/>
    </style:style>
    <style:style style:name="co50" style:family="table-column">
      <style:table-column-properties fo:break-before="auto" style:column-width="3.2917in"/>
    </style:style>
    <style:style style:name="co51" style:family="table-column">
      <style:table-column-properties fo:break-before="auto" style:column-width="3.9689in"/>
    </style:style>
    <style:style style:name="co20" style:family="table-column">
      <style:table-column-properties fo:break-before="auto" style:column-width="0.8854in"/>
    </style:style>
    <style:style style:name="co52" style:family="table-column">
      <style:table-column-properties fo:break-before="auto" style:column-width="0.5102in"/>
    </style:style>
    <style:style style:name="co22" style:family="table-column">
      <style:table-column-properties fo:break-before="auto" style:column-width="2.8646in"/>
    </style:style>
    <style:style style:name="co23" style:family="table-column">
      <style:table-column-properties fo:break-before="auto" style:column-width="3.3126in"/>
    </style:style>
    <style:style style:name="co24" style:family="table-column">
      <style:table-column-properties fo:break-before="auto" style:column-width="4.0311in"/>
    </style:style>
    <style:style style:name="co25" style:family="table-column">
      <style:table-column-properties fo:break-before="auto" style:column-width="5.6563in"/>
    </style:style>
    <style:style style:name="co26" style:family="table-column">
      <style:table-column-properties fo:break-before="auto" style:column-width="0.9689in"/>
    </style:style>
    <style:style style:name="co27" style:family="table-column">
      <style:table-column-properties fo:break-before="auto" style:column-width="1.1252in"/>
    </style:style>
    <style:style style:name="co28" style:family="table-column">
      <style:table-column-properties fo:break-before="auto" style:column-width="1.4063in"/>
    </style:style>
    <style:style style:name="co29" style:family="table-column">
      <style:table-column-properties fo:break-before="auto" style:column-width="1.75in"/>
    </style:style>
    <style:style style:name="co30" style:family="table-column">
      <style:table-column-properties fo:break-before="auto" style:column-width="4.1043in"/>
    </style:style>
    <style:style style:name="co31" style:family="table-column">
      <style:table-column-properties fo:break-before="auto" style:column-width="3.7189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0311in"/>
    </style:style>
    <style:style style:name="co34" style:family="table-column">
      <style:table-column-properties fo:break-before="auto" style:column-width="0.6736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8543in"/>
    </style:style>
    <style:style style:name="co37" style:family="table-column">
      <style:table-column-properties fo:break-before="auto" style:column-width="2.6252in"/>
    </style:style>
    <style:style style:name="co38" style:family="table-column">
      <style:table-column-properties fo:break-before="auto" style:column-width="1.5311in"/>
    </style:style>
    <style:style style:name="co39" style:family="table-column">
      <style:table-column-properties fo:break-before="auto" style:column-width="1.3472in"/>
    </style:style>
    <style:style style:name="co40" style:family="table-column">
      <style:table-column-properties fo:break-before="auto" style:column-width="0.9693in"/>
    </style:style>
    <style:style style:name="co41" style:family="table-column">
      <style:table-column-properties fo:break-before="auto" style:column-width="0.561in"/>
    </style:style>
    <style:style style:name="ro1" style:family="table-row">
      <style:table-row-properties style:row-height="0.1953in" fo:break-before="auto" style:use-optimal-row-height="true"/>
    </style:style>
    <style:style style:name="ro35" style:family="table-row">
      <style:table-row-properties style:row-height="0.7189in" fo:break-before="auto" style:use-optimal-row-height="false"/>
    </style:style>
    <style:style style:name="ro36" style:family="table-row">
      <style:table-row-properties style:row-height="0.6335in" fo:break-before="auto" style:use-optimal-row-height="false"/>
    </style:style>
    <style:style style:name="ro37" style:family="table-row">
      <style:table-row-properties style:row-height="0.6854in" fo:break-before="auto" style:use-optimal-row-height="false"/>
    </style:style>
    <style:style style:name="ro38" style:family="table-row">
      <style:table-row-properties style:row-height="0.5563in" fo:break-before="auto" style:use-optimal-row-height="false"/>
    </style:style>
    <style:style style:name="ro39" style:family="table-row">
      <style:table-row-properties style:row-height="0.5689in" fo:break-before="auto" style:use-optimal-row-height="false"/>
    </style:style>
    <style:style style:name="ro40" style:family="table-row">
      <style:table-row-properties style:row-height="0.5311in" fo:break-before="auto" style:use-optimal-row-height="false"/>
    </style:style>
    <style:style style:name="ro41" style:family="table-row">
      <style:table-row-properties style:row-height="0.5957in" fo:break-before="auto" style:use-optimal-row-height="false"/>
    </style:style>
    <style:style style:name="ro42" style:family="table-row">
      <style:table-row-properties style:row-height="0.7626in" fo:break-before="auto" style:use-optimal-row-height="false"/>
    </style:style>
    <style:style style:name="ro43" style:family="table-row">
      <style:table-row-properties style:row-height="0.6063in" fo:break-before="auto" style:use-optimal-row-height="false"/>
    </style:style>
    <style:style style:name="ro44" style:family="table-row">
      <style:table-row-properties style:row-height="0.698in" fo:break-before="auto" style:use-optimal-row-height="false"/>
    </style:style>
    <style:style style:name="ro45" style:family="table-row">
      <style:table-row-properties style:row-height="0.648in" fo:break-before="auto" style:use-optimal-row-height="false"/>
    </style:style>
    <style:style style:name="ro46" style:family="table-row">
      <style:table-row-properties style:row-height="0.5728in" fo:break-before="auto" style:use-optimal-row-height="false"/>
    </style:style>
    <style:style style:name="ro47" style:family="table-row">
      <style:table-row-properties style:row-height="0.6583in" fo:break-before="auto" style:use-optimal-row-height="false"/>
    </style:style>
    <style:style style:name="ro48" style:family="table-row">
      <style:table-row-properties style:row-height="0.6043in" fo:break-before="auto" style:use-optimal-row-height="false"/>
    </style:style>
    <style:style style:name="ro49" style:family="table-row">
      <style:table-row-properties style:row-height="0.4917in" fo:break-before="auto" style:use-optimal-row-height="false"/>
    </style:style>
    <style:style style:name="ro50" style:family="table-row">
      <style:table-row-properties style:row-height="0.5437in" fo:break-before="auto" style:use-optimal-row-height="false"/>
    </style:style>
    <style:style style:name="ro51" style:family="table-row">
      <style:table-row-properties style:row-height="0.5189in" fo:break-before="auto" style:use-optimal-row-height="false"/>
    </style:style>
    <style:style style:name="ro52" style:family="table-row">
      <style:table-row-properties style:row-height="0.4146in" fo:break-before="auto" style:use-optimal-row-height="false"/>
    </style:style>
    <style:style style:name="ro84" style:family="table-row">
      <style:table-row-properties style:row-height="0.5835in" fo:break-before="auto" style:use-optimal-row-height="false"/>
    </style:style>
    <style:style style:name="ro85" style:family="table-row">
      <style:table-row-properties style:row-height="0.3874in" fo:break-before="auto" style:use-optimal-row-height="false"/>
    </style:style>
    <style:style style:name="ro86" style:family="table-row">
      <style:table-row-properties style:row-height="0.5043in" fo:break-before="auto" style:use-optimal-row-height="false"/>
    </style:style>
    <style:style style:name="ro87" style:family="table-row">
      <style:table-row-properties style:row-height="0.5937in" fo:break-before="auto" style:use-optimal-row-height="false"/>
    </style:style>
    <style:style style:name="ro88" style:family="table-row">
      <style:table-row-properties style:row-height="0.6146in" fo:break-before="auto" style:use-optimal-row-height="false"/>
    </style:style>
    <style:style style:name="ro89" style:family="table-row">
      <style:table-row-properties style:row-height="0.6354in" fo:break-before="auto" style:use-optimal-row-height="false"/>
    </style:style>
    <style:style style:name="ro90" style:family="table-row">
      <style:table-row-properties style:row-height="0.5417in" fo:break-before="auto" style:use-optimal-row-height="false"/>
    </style:style>
    <style:style style:name="ro91" style:family="table-row">
      <style:table-row-properties style:row-height="0.5626in" fo:break-before="auto" style:use-optimal-row-height="false"/>
    </style:style>
    <style:style style:name="ro92" style:family="table-row">
      <style:table-row-properties style:row-height="0.752in" fo:break-before="auto" style:use-optimal-row-height="false"/>
    </style:style>
    <style:style style:name="ro93" style:family="table-row">
      <style:table-row-properties style:row-height="0.7126in" fo:break-before="auto" style:use-optimal-row-height="false"/>
    </style:style>
    <style:style style:name="ro94" style:family="table-row">
      <style:table-row-properties style:row-height="0.6228in" fo:break-before="auto" style:use-optimal-row-height="false"/>
    </style:style>
    <style:style style:name="ro95" style:family="table-row">
      <style:table-row-properties style:row-height="0.6752in" fo:break-before="auto" style:use-optimal-row-height="false"/>
    </style:style>
    <style:style style:name="ro96" style:family="table-row">
      <style:table-row-properties style:row-height="0.6437in" fo:break-before="auto" style:use-optimal-row-height="false"/>
    </style:style>
    <style:style style:name="ro97" style:family="table-row">
      <style:table-row-properties style:row-height="0.4791in" fo:break-before="auto" style:use-optimal-row-height="false"/>
    </style:style>
    <style:style style:name="ro98" style:family="table-row">
      <style:table-row-properties style:row-height="0.4543in" fo:break-before="auto" style:use-optimal-row-height="false"/>
    </style:style>
    <style:style style:name="ro99" style:family="table-row">
      <style:table-row-properties style:row-height="0.4665in" fo:break-before="auto" style:use-optimal-row-height="false"/>
    </style:style>
    <style:style style:name="ro100" style:family="table-row">
      <style:table-row-properties style:row-height="0.7252in" fo:break-before="auto" style:use-optimal-row-height="false"/>
    </style:style>
    <style:style style:name="ro101" style:family="table-row">
      <style:table-row-properties style:row-height="0.7374in" fo:break-before="auto" style:use-optimal-row-height="false"/>
    </style:style>
    <style:style style:name="ro102" style:family="table-row">
      <style:table-row-properties style:row-height="1.1335in" fo:break-before="auto" style:use-optimal-row-height="false"/>
    </style:style>
    <style:style style:name="ro103" style:family="table-row">
      <style:table-row-properties style:row-height="0.5209in" fo:break-before="auto" style:use-optimal-row-height="false"/>
    </style:style>
    <style:style style:name="ro104" style:family="table-row">
      <style:table-row-properties style:row-height="0.3957in" fo:break-before="auto" style:use-optimal-row-height="false"/>
    </style:style>
    <style:style style:name="ro105" style:family="table-row">
      <style:table-row-properties style:row-height="0.4583in" fo:break-before="auto" style:use-optimal-row-height="false"/>
    </style:style>
    <style:style style:name="ro106" style:family="table-row">
      <style:table-row-properties style:row-height="0.3728in" fo:break-before="auto" style:use-optimal-row-height="true"/>
    </style:style>
    <style:style style:name="ro107" style:family="table-row">
      <style:table-row-properties style:row-height="0.4165in" fo:break-before="auto" style:use-optimal-row-height="false"/>
    </style:style>
    <style:style style:name="ro108" style:family="table-row">
      <style:table-row-properties style:row-height="0.552in" fo:break-before="auto" style:use-optimal-row-height="false"/>
    </style:style>
    <style:style style:name="ro109" style:family="table-row">
      <style:table-row-properties style:row-height="0.5492in" fo:break-before="auto" style:use-optimal-row-height="true"/>
    </style:style>
    <style:style style:name="ro110" style:family="table-row">
      <style:table-row-properties style:row-height="0.5in" fo:break-before="auto" style:use-optimal-row-height="false"/>
    </style:style>
    <style:style style:name="ro111" style:family="table-row">
      <style:table-row-properties style:row-height="0.4898in" fo:break-before="auto" style:use-optimal-row-height="false"/>
    </style:style>
    <style:style style:name="ro112" style:family="table-row">
      <style:table-row-properties style:row-height="0.1965in" fo:break-before="auto" style:use-optimal-row-height="true"/>
    </style:style>
    <style:style style:name="ro113" style:family="table-row">
      <style:table-row-properties style:row-height="0.4882in" fo:break-before="auto" style:use-optimal-row-height="false"/>
    </style:style>
    <style:style style:name="ro53" style:family="table-row">
      <style:table-row-properties style:row-height="0.4272in" fo:break-before="auto" style:use-optimal-row-height="false"/>
    </style:style>
    <style:style style:name="ro54" style:family="table-row">
      <style:table-row-properties style:row-height="1.6992in" fo:break-before="auto" style:use-optimal-row-height="true"/>
    </style:style>
    <style:style style:name="ro55" style:family="table-row">
      <style:table-row-properties style:row-height="3.0055in" fo:break-before="auto" style:use-optimal-row-height="true"/>
    </style:style>
    <style:style style:name="ro56" style:family="table-row">
      <style:table-row-properties style:row-height="1.8862in" fo:break-before="auto" style:use-optimal-row-height="true"/>
    </style:style>
    <style:style style:name="ro57" style:family="table-row">
      <style:table-row-properties style:row-height="2.2591in" fo:break-before="auto" style:use-optimal-row-height="true"/>
    </style:style>
    <style:style style:name="ro58" style:family="table-row">
      <style:table-row-properties style:row-height="2.4457in" fo:break-before="auto" style:use-optimal-row-height="true"/>
    </style:style>
    <style:style style:name="ro59" style:family="table-row">
      <style:table-row-properties style:row-height="3.7516in" fo:break-before="auto" style:use-optimal-row-height="true"/>
    </style:style>
    <style:style style:name="ro60" style:family="table-row">
      <style:table-row-properties style:row-height="2.8189in" fo:break-before="auto" style:use-optimal-row-height="true"/>
    </style:style>
    <style:style style:name="ro61" style:family="table-row">
      <style:table-row-properties style:row-height="3.1925in" fo:break-before="auto" style:use-optimal-row-height="true"/>
    </style:style>
    <style:style style:name="ro62" style:family="table-row">
      <style:table-row-properties style:row-height="3.5654in" fo:break-before="auto" style:use-optimal-row-height="true"/>
    </style:style>
    <style:style style:name="ro63" style:family="table-row">
      <style:table-row-properties style:row-height="3.3783in" fo:break-before="auto" style:use-optimal-row-height="true"/>
    </style:style>
    <style:style style:name="ro64" style:family="table-row">
      <style:table-row-properties style:row-height="2.6327in" fo:break-before="auto" style:use-optimal-row-height="true"/>
    </style:style>
    <style:style style:name="ro65" style:family="table-row">
      <style:table-row-properties style:row-height="3.252in" fo:break-before="auto" style:use-optimal-row-height="false"/>
    </style:style>
    <style:style style:name="ro66" style:family="table-row">
      <style:table-row-properties style:row-height="3.4189in" fo:break-before="auto" style:use-optimal-row-height="false"/>
    </style:style>
    <style:style style:name="ro67" style:family="table-row">
      <style:table-row-properties style:row-height="1.8862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3783in" fo:break-before="auto" style:use-optimal-row-height="true"/>
    </style:style>
    <style:style style:name="ro70" style:family="table-row">
      <style:table-row-properties style:row-height="2.4457in" fo:break-before="auto" style:use-optimal-row-height="true"/>
    </style:style>
    <style:style style:name="ro71" style:family="table-row">
      <style:table-row-properties style:row-height="2.9272in" fo:break-before="auto" style:use-optimal-row-height="false"/>
    </style:style>
    <style:style style:name="ro72" style:family="table-row">
      <style:table-row-properties style:row-height="2.2591in" fo:break-before="auto" style:use-optimal-row-height="true"/>
    </style:style>
    <style:style style:name="ro73" style:family="table-row">
      <style:table-row-properties style:row-height="2.0728in" fo:break-before="auto" style:use-optimal-row-height="true"/>
    </style:style>
    <style:style style:name="ro74" style:family="table-row">
      <style:table-row-properties style:row-height="0.5799in" fo:break-before="auto" style:use-optimal-row-height="true"/>
    </style:style>
    <style:style style:name="ro75" style:family="table-row">
      <style:table-row-properties style:row-height="2.5102in" fo:break-before="auto" style:use-optimal-row-height="false"/>
    </style:style>
    <style:style style:name="ro76" style:family="table-row">
      <style:table-row-properties style:row-height="1.6992in" fo:break-before="auto" style:use-optimal-row-height="true"/>
    </style:style>
    <style:style style:name="ro77" style:family="table-row">
      <style:table-row-properties style:row-height="0.3937in" fo:break-before="auto" style:use-optimal-row-height="true"/>
    </style:style>
    <style:style style:name="ro78" style:family="table-row">
      <style:table-row-properties style:row-height="3.9382in" fo:break-before="auto" style:use-optimal-row-height="true"/>
    </style:style>
    <style:style style:name="ro79" style:family="table-row">
      <style:table-row-properties style:row-height="3.1925in" fo:break-before="auto" style:use-optimal-row-height="true"/>
    </style:style>
    <style:style style:name="ro80" style:family="table-row">
      <style:table-row-properties style:row-height="2.8189in" fo:break-before="auto" style:use-optimal-row-height="true"/>
    </style:style>
    <style:style style:name="ro81" style:family="table-row">
      <style:table-row-properties style:row-height="3.3437in" fo:break-before="auto" style:use-optimal-row-height="false"/>
    </style:style>
    <style:style style:name="ro82" style:family="table-row">
      <style:table-row-properties style:row-height="4.311in" fo:break-before="auto" style:use-optimal-row-height="true"/>
    </style:style>
    <style:style style:name="ro83" style:family="table-row">
      <style:table-row-properties style:row-height="3.7516in" fo:break-before="auto" style:use-optimal-row-height="true"/>
    </style:style>
    <style:style style:name="ro129" style:family="table-row">
      <style:table-row-properties style:row-height="0.2453in" fo:break-before="auto" style:use-optimal-row-height="true"/>
    </style:style>
    <style:style style:name="ro130" style:family="table-row">
      <style:table-row-properties style:row-height="0.1972in" fo:break-before="auto" style:use-optimal-row-height="true"/>
    </style:style>
    <style:style style:name="ro131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25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6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8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9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0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1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2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33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4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36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37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38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3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40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42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44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48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49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0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52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3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54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55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6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7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8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59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60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6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164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65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166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67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68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69" style:family="table-cell" style:parent-style-name="Default" style:data-style-name="N0">
      <style:table-cell-properties fo:background-color="#c0c0c0"/>
    </style:style>
    <style:style style:name="ce17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71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72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73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76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77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79" style:family="table-cell" style:parent-style-name="Default" style:data-style-name="N0">
      <style:table-cell-properties fo:wrap-option="wrap"/>
    </style:style>
    <style:style style:name="ce66" style:family="table-cell" style:parent-style-name="Default" style:data-style-name="N0">
      <style:table-cell-properties fo:background-color="#c0c0c0" fo:wrap-option="wrap" style:vertical-align="top"/>
    </style:style>
    <style:style style:name="ce68" style:family="table-cell" style:parent-style-name="_36_0_25__20_-_20_Accent3" style:data-style-name="N5000">
      <style:table-cell-properties fo:background-color="#c4d79b" style:vertical-align="top"/>
      <style:text-properties fo:color="#000000"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70" style:family="table-cell" style:parent-style-name="Default" style:data-style-name="N0">
      <style:table-cell-properties fo:wrap-option="wrap" style:vertical-align="top"/>
    </style:style>
    <style:style style:name="ce71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72" style:family="table-cell" style:parent-style-name="Default" style:data-style-name="N0">
      <style:table-cell-properties fo:wrap-option="wrap" style:vertical-align="top"/>
      <style:text-properties fo:color="#ff0000"/>
    </style: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73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74" style:family="table-cell" style:parent-style-name="Default" style:data-style-name="N0">
      <style:text-properties style:font-name="Arial21" style:font-name-asian="Arial21" style:font-name-complex="Arial21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7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80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ackground-color="#94bd5e"/>
    </style:style>
    <style:style style:name="ce8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83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101" style:family="table-cell" style:parent-style-name="Default" style:data-style-name="N0">
      <style:table-cell-properties fo:background-color="#94bd5e" fo:wrap-option="wrap" style:vertical-align="top"/>
    </style:style>
    <style:style style:name="ce102" style:family="table-cell" style:parent-style-name="Default" style:data-style-name="N0">
      <style:table-cell-properties fo:background-color="transparent" fo:wrap-option="wrap" style:vertical-align="top"/>
    </style:style>
    <style:style style:name="ce103" style:family="table-cell" style:parent-style-name="Default" style:data-style-name="N0">
      <style:table-cell-properties fo:background-color="#ffffff" fo:wrap-option="wrap" style:vertical-align="top"/>
    </style:style>
    <style:style style:name="ce104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0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1" style:font-name-asian="Calibri21" style:font-name-complex="Calibri21"/>
    </style:style>
    <style:style style:name="ce10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1" style:font-name-asian="Calibri21" style:font-name-complex="Calibri21"/>
    </style:style>
    <style:style style:name="ce110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1" style:font-name-asian="Calibri21" style:font-name-complex="Calibri21"/>
    </style:style>
    <style:style style:name="ce11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1" style:font-name-asian="Calibri21" style:font-name-complex="Calibri21"/>
    </style:style>
    <style:style style:name="ce112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13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1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1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1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2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2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2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8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9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9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1" style:font-name-asian="Calibri21" style:font-name-complex="Calibri21"/>
    </style:style>
    <style:style style:name="ce91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9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1" style:font-name-asian="Calibri21" style:font-name-complex="Calibri21"/>
    </style:style>
    <style:style style:name="ce9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96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97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99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00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1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202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03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04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1" table:number-columns-repeated="1008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1019"/>
          <table:table-cell table:number-columns-repeated="5"/>
        </table:table-row>
        <table:table-row table:style-name="ro129">
          <table:table-cell table:style-name="ce1" table:number-columns-repeated="3"/>
          <table:table-cell table:style-name="ce196" office:value-type="string">
            <text:p>UI Automation Test case sheet</text:p>
          </table:table-cell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1" table:number-columns-repeated="3"/>
          <table:table-cell table:style-name="ce197" office:value-type="string">
            <text:p>Last Modified Date</text:p>
          </table:table-cell>
          <table:table-cell table:style-name="ce200" office:value-type="date" office:date-value="2011-09-27">
            <text:p>September 27, 2011</text:p>
          </table:table-cell>
          <table:table-cell table:style-name="ce1" table:number-columns-repeated="1014"/>
          <table:table-cell table:number-columns-repeated="5"/>
        </table:table-row>
        <table:table-row table:style-name="ro1" table:number-rows-repeated="2">
          <table:table-cell table:style-name="ce1" table:number-columns-repeated="1019"/>
          <table:table-cell table:number-columns-repeated="5"/>
        </table:table-row>
        <table:table-row table:style-name="ro74">
          <table:table-cell table:style-name="ce1"/>
          <table:table-cell table:style-name="ce2" table:number-columns-repeated="2"/>
          <table:table-cell table:style-name="ce198" office:value-type="string">
            <text:p>Test Type</text:p>
          </table:table-cell>
          <table:table-cell table:style-name="ce201" office:value-type="string">
            <text:p>Total No. of Test Case</text:p>
          </table:table-cell>
          <table:table-cell table:style-name="ce201" office:value-type="string">
            <text:p>No. of Test Cases Automated completely</text:p>
          </table:table-cell>
          <table:table-cell table:style-name="ce198" office:value-type="string">
            <text:p>Executed</text:p>
          </table:table-cell>
          <table:table-cell table:style-name="ce198" office:value-type="string">
            <text:p>Passed</text:p>
          </table:table-cell>
          <table:table-cell table:style-name="ce198" office:value-type="string">
            <text:p>Failed</text:p>
          </table:table-cell>
          <table:table-cell table:style-name="ce198" office:value-type="string">
            <text:p>Invalid</text:p>
          </table:table-cell>
          <table:table-cell table:style-name="ce1" table:number-columns-repeated="1009"/>
          <table:table-cell table:number-columns-repeated="5"/>
        </table:table-row>
        <table:table-row table:style-name="ro130">
          <table:table-cell table:style-name="ce1"/>
          <table:table-cell table:style-name="ce2" table:number-columns-repeated="2"/>
          <table:table-cell table:style-name="ce199" office:value-type="string">
            <text:p>Tree Navigation Views</text:p>
          </table:table-cell>
          <table:table-cell table:style-name="ce202" table:formula="of:=COUNTA([Tree_Navigation_Views_V1.A2:.A261])" office:value-type="float" office:value="206">
            <text:p>206</text:p>
          </table:table-cell>
          <table:table-cell table:style-name="ce202" table:formula="of:=COUNTIF([Tree_Navigation_Views_V1.I2:.I207];&quot;Yes&quot;)" office:value-type="float" office:value="164">
            <text:p>164</text:p>
          </table:table-cell>
          <table:table-cell table:style-name="ce202" table:number-columns-repeated="3"/>
          <table:table-cell table:style-name="ce202" table:formula="of:=COUNTIF([Tree_Navigation_Views_V1.J2:.J198];&quot;INVALID&quot;)" office:value-type="float" office:value="21">
            <text:p>21</text:p>
          </table:table-cell>
          <table:table-cell table:style-name="ce1" table:number-columns-repeated="1009"/>
          <table:table-cell table:number-columns-repeated="5"/>
        </table:table-row>
        <table:table-row table:style-name="ro130">
          <table:table-cell table:style-name="ce1"/>
          <table:table-cell table:style-name="ce2" table:number-columns-repeated="2"/>
          <table:table-cell table:style-name="ce199" office:value-type="string">
            <text:p>Plan</text:p>
          </table:table-cell>
          <table:table-cell table:style-name="ce202" office:value-type="float" office:value="26">
            <text:p>26</text:p>
          </table:table-cell>
          <table:table-cell table:style-name="ce202" table:formula="of:=COUNTIF([Plan.I1:.I68];&quot;YES&quot;)" office:value-type="float" office:value="26">
            <text:p>26</text:p>
          </table:table-cell>
          <table:table-cell table:style-name="ce202" table:number-columns-repeated="4"/>
          <table:table-cell table:style-name="ce1" table:number-columns-repeated="1009"/>
          <table:table-cell table:number-columns-repeated="5"/>
        </table:table-row>
        <table:table-row table:style-name="ro130">
          <table:table-cell table:style-name="ce1"/>
          <table:table-cell table:style-name="ce2" table:number-columns-repeated="2"/>
          <table:table-cell table:style-name="ce199" office:value-type="string">
            <text:p>Command Execution Undo and Redo</text:p>
          </table:table-cell>
          <table:table-cell table:style-name="ce202" office:value-type="float" office:value="60">
            <text:p>60</text:p>
          </table:table-cell>
          <table:table-cell table:style-name="ce202" table:formula="of:=COUNTIF([Command_Execution_Undo_and_Redo.I1:.I91];&quot;YES&quot;)" office:value-type="float" office:value="50">
            <text:p>50</text:p>
          </table:table-cell>
          <table:table-cell table:style-name="ce202" table:number-columns-repeated="3"/>
          <table:table-cell table:style-name="ce202" table:formula="of:=COUNTIF([Command_Execution_Undo_and_Redo.J1:.J112];&quot;INVALID&quot;)" office:value-type="float" office:value="8">
            <text:p>8</text:p>
          </table:table-cell>
          <table:table-cell table:style-name="ce1" table:number-columns-repeated="1009"/>
          <table:table-cell table:number-columns-repeated="5"/>
        </table:table-row>
        <table:table-row table:style-name="ro131">
          <table:table-cell table:style-name="ce1"/>
          <table:table-cell table:style-name="ce2" table:number-columns-repeated="2"/>
          <table:table-cell table:style-name="ce198" office:value-type="string">
            <text:p>Total</text:p>
          </table:table-cell>
          <table:table-cell table:style-name="ce203" table:formula="of:=SUM([.E8:.E10])" office:value-type="float" office:value="292">
            <text:p>292</text:p>
          </table:table-cell>
          <table:table-cell table:style-name="ce203" table:formula="of:=SUM([.F8:.F10])" office:value-type="float" office:value="240">
            <text:p>240</text:p>
          </table:table-cell>
          <table:table-cell table:style-name="ce204" table:formula="of:=SUM([.G8:.G10])" office:value-type="float" office:value="0">
            <text:p>0</text:p>
          </table:table-cell>
          <table:table-cell table:style-name="ce204" table:formula="of:=SUM([.H8:.H10])" office:value-type="float" office:value="0">
            <text:p>0</text:p>
          </table:table-cell>
          <table:table-cell table:style-name="ce204" table:formula="of:=SUM([.I8:.I10])" office:value-type="float" office:value="0">
            <text:p>0</text:p>
          </table:table-cell>
          <table:table-cell table:style-name="ce204" table:formula="of:=SUM([.J8:.J10])" office:value-type="float" office:value="29">
            <text:p>29</text:p>
          </table:table-cell>
          <table:table-cell table:style-name="ce1" table:number-columns-repeated="1009"/>
          <table:table-cell table:number-columns-repeated="5"/>
        </table:table-row>
        <table:table-row table:style-name="ro1" table:number-rows-repeated="3">
          <table:table-cell table:style-name="ce1" table:number-columns-repeated="1019"/>
          <table:table-cell table:number-columns-repeated="5"/>
        </table:table-row>
        <table:table-row table:style-name="ro1" table:number-rows-repeated="10">
          <table:table-cell table:style-name="ce1" table:number-columns-repeated="3"/>
          <table:table-cell table:style-name="ce2" table:number-columns-repeated="7"/>
          <table:table-cell table:style-name="ce1" table:number-columns-repeated="1009"/>
          <table:table-cell table:number-columns-repeated="5"/>
        </table:table-row>
        <table:table-row table:style-name="ro1" table:number-rows-repeated="11">
          <table:table-cell table:style-name="ce1" table:number-columns-repeated="1019"/>
          <table:table-cell table:number-columns-repeated="5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" table:number-columns-repeated="244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7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7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5" table:default-cell-style-name="Default"/>
        <table:table-column table:style-name="co7" table:default-cell-style-name="Default"/>
        <table:table-row table:style-name="ro1">
          <table:table-cell table:style-name="ce68" office:value-type="string">
            <text:p>TEST CASE ID</text:p>
          </table:table-cell>
          <table:table-cell table:style-name="ce145" office:value-type="string">
            <text:p>TITLE</text:p>
          </table:table-cell>
          <table:table-cell table:style-name="ce145" office:value-type="string">
            <text:p>STEPS</text:p>
          </table:table-cell>
          <table:table-cell table:style-name="ce145" office:value-type="string">
            <text:p>KEY VERIFICATION</text:p>
          </table:table-cell>
          <table:table-cell table:style-name="ce145" office:value-type="string">
            <text:p>KEY VERIFICATION</text:p>
          </table:table-cell>
          <table:table-cell table:style-name="ce145" table:number-columns-repeated="3"/>
          <table:table-cell table:style-name="ce145" office:value-type="string">
            <text:p>AUTOMATED</text:p>
          </table:table-cell>
          <table:table-cell table:style-name="ce145" office:value-type="string">
            <text:p>RESULT</text:p>
          </table:table-cell>
          <table:table-cell table:style-name="ce145" office:value-type="string">
            <text:p>SCRIPT EXCEPTION</text:p>
          </table:table-cell>
          <table:table-cell table:style-name="ce145" office:value-type="string">
            <text:p>ERROR</text:p>
          </table:table-cell>
          <table:table-cell table:style-name="ce145" office:value-type="string">
            <text:p>TICKET NO.</text:p>
          </table:table-cell>
          <table:table-cell table:style-name="ce145" office:value-type="string">
            <text:p>COMMENT</text:p>
          </table:table-cell>
          <table:table-cell table:style-name="ce145" table:number-columns-repeated="1010"/>
        </table:table-row>
        <table:table-row table:style-name="ro35">
          <table:table-cell table:style-name="ce69" office:value-type="string">
            <text:p>MAV0001_viewLoginPage</text:p>
          </table:table-cell>
          <table:table-cell table:style-name="ce146" office:value-type="string">
            <text:p>Verify that Login form name <text:s/>with'Channel Information sharing Planning'</text:p>
          </table:table-cell>
          <table:table-cell table:style-name="ce146" office:value-type="string">
            <text:p>Enter Url- http://afourtech.mind-alliance.com</text:p>
          </table:table-cell>
          <table:table-cell table:style-name="ce146" office:value-type="string">
            <text:p>Verify Login page with 'Channel Information sharing Planning'</text:p>
          </table:table-cell>
          <table:table-cell table:style-name="ce146" table:number-columns-repeated="2"/>
          <table:table-cell table:style-name="ce148"/>
          <table:table-cell table:style-name="ce146"/>
          <table:table-cell table:style-name="ce151" office:value-type="string">
            <text:p>Yes</text:p>
          </table:table-cell>
          <table:table-cell table:style-name="ce147" table:number-columns-repeated="2"/>
          <table:table-cell table:style-name="ce148" table:number-columns-repeated="1012"/>
          <table:table-cell table:style-name="ce70"/>
        </table:table-row>
        <table:table-row table:style-name="ro36">
          <table:table-cell table:style-name="ce69" office:value-type="string">
            <text:p>MAV0002_viewHomePage</text:p>
          </table:table-cell>
          <table:table-cell table:style-name="ce146" table:number-columns-repeated="2"/>
          <table:table-cell table:style-name="ce146" office:value-type="string">
            <text:p>1. Enters user name and password</text:p>
            <text:p>2. Clicks on Sign in button</text:p>
          </table:table-cell>
          <table:table-cell table:style-name="ce146" office:value-type="string">
            <text:p><text:span text:style-name="T4">Verify that the Home Page Renders</text:span></text:p>
            <text:p/>
          </table:table-cell>
          <table:table-cell table:style-name="ce148" table:number-columns-repeated="3"/>
          <table:table-cell table:style-name="ce151" office:value-type="string">
            <text:p>Yes</text:p>
          </table:table-cell>
          <table:table-cell table:style-name="ce173"/>
          <table:table-cell table:style-name="ce148" table:number-columns-repeated="1013"/>
          <table:table-cell table:style-name="ce70"/>
        </table:table-row>
        <table:table-row table:style-name="ro37">
          <table:table-cell table:style-name="ce69" office:value-type="string">
            <text:p>MAV0003_SignoutOnHomePage</text:p>
          </table:table-cell>
          <table:table-cell table:style-name="ce146"/>
          <table:table-cell table:style-name="ce147"/>
          <table:table-cell table:style-name="ce151"/>
          <table:table-cell table:style-name="ce146" office:value-type="string">
            <text:p>Click on Sign out link.</text:p>
          </table:table-cell>
          <table:table-cell table:style-name="ce148" office:value-type="string">
            <text:p>Verify that the page with title 'Channels</text:p>
            <text:p>Information Sharing Planning' renders</text:p>
          </table:table-cell>
          <table:table-cell table:style-name="ce146"/>
          <table:table-cell table:style-name="ce147"/>
          <table:table-cell table:style-name="ce151" office:value-type="string">
            <text:p>Yes</text:p>
          </table:table-cell>
          <table:table-cell table:style-name="ce147" table:number-columns-repeated="2"/>
          <table:table-cell table:style-name="ce148" table:number-columns-repeated="1012"/>
          <table:table-cell table:style-name="ce70"/>
        </table:table-row>
        <table:table-row table:style-name="ro38">
          <table:table-cell table:style-name="ce69" office:value-type="string">
            <text:p>MAV0004_viewAdminHome</text:p>
          </table:table-cell>
          <table:table-cell table:style-name="ce147"/>
          <table:table-cell table:style-name="ce146" table:number-columns-repeated="2"/>
          <table:table-cell table:style-name="ce151" office:value-type="string">
            <text:p>Click on Channel Adminstration Link</text:p>
          </table:table-cell>
          <table:table-cell table:style-name="ce146" office:value-type="string">
            <text:p>Verify that the Admin Page with title "Channels</text:p>
            <text:p>Administration" renders</text:p>
          </table:table-cell>
          <table:table-cell table:style-name="ce148" table:number-columns-repeated="2"/>
          <table:table-cell table:style-name="ce151" office:value-type="string">
            <text:p>Yes</text:p>
          </table:table-cell>
          <table:table-cell table:style-name="ce173"/>
          <table:table-cell table:style-name="ce148" table:number-columns-repeated="1013"/>
          <table:table-cell table:style-name="ce70"/>
        </table:table-row>
        <table:table-row table:style-name="ro36">
          <table:table-cell table:style-name="ce69" office:value-type="string">
            <text:p>MAV0005_logoutOnAdminPage</text:p>
          </table:table-cell>
          <table:table-cell table:style-name="ce147" table:number-columns-repeated="2"/>
          <table:table-cell table:style-name="ce151"/>
          <table:table-cell table:style-name="ce146"/>
          <table:table-cell table:style-name="ce148" office:value-type="string">
            <text:p>Click on Log out link.</text:p>
          </table:table-cell>
          <table:table-cell table:style-name="ce148" office:value-type="string">
            <text:p>Verify that the page with title 'Channels</text:p>
            <text:p>Information Sharing Planning' renders</text:p>
          </table:table-cell>
          <table:table-cell table:style-name="ce147"/>
          <table:table-cell table:style-name="ce151" office:value-type="string">
            <text:p>Yes</text:p>
          </table:table-cell>
          <table:table-cell table:style-name="ce147" table:number-columns-repeated="2"/>
          <table:table-cell table:style-name="ce148" table:number-columns-repeated="1012"/>
          <table:table-cell table:style-name="ce70"/>
        </table:table-row>
        <table:table-row table:style-name="ro39">
          <table:table-cell table:style-name="ce69" office:value-type="string">
            <text:p>MAV0006_redirectToPlanPage</text:p>
          </table:table-cell>
          <table:table-cell table:style-name="ce146" table:number-columns-repeated="2"/>
          <table:table-cell table:style-name="ce147"/>
          <table:table-cell table:style-name="ce148" office:value-type="string">
            <text:p>Click on Information Sharing Model Link</text:p>
          </table:table-cell>
          <table:table-cell table:style-name="ce146" office:value-type="string">
            <text:p>Verify that the "Plan" page renders</text:p>
          </table:table-cell>
          <table:table-cell table:style-name="ce146" table:number-columns-repeated="2"/>
          <table:table-cell table:style-name="ce151" office:value-type="string">
            <text:p>Yes</text:p>
          </table:table-cell>
          <table:table-cell table:style-name="ce147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69" office:value-type="string">
            <text:p>MAV0007_logoutOnPlanPage</text:p>
          </table:table-cell>
          <table:table-cell table:style-name="ce146"/>
          <table:table-cell table:style-name="ce147" table:number-columns-repeated="3"/>
          <table:table-cell table:style-name="ce146" office:value-type="string">
            <text:p>Clicks on "Logout &lt;User Name&gt;" option under "Actions" pop up menu <text:s text:c="22"/><text:s text:c="68"/><text:s text:c="68"/><text:s text:c="31"/></text:p>
          </table:table-cell>
          <table:table-cell table:style-name="ce151" office:value-type="string">
            <text:p>Verify that the page with title "Channels</text:p>
            <text:p>Information Sharing Planning" renders</text:p>
            <text:p/>
          </table:table-cell>
          <table:table-cell table:style-name="ce146" office:value-type="string">
            <text:p><text:s/></text:p>
          </table:table-cell>
          <table:table-cell table:style-name="ce151" office:value-type="string">
            <text:p>Yes</text:p>
          </table:table-cell>
          <table:table-cell table:style-name="ce147" table:number-columns-repeated="2"/>
          <table:table-cell table:style-name="ce148" table:number-columns-repeated="1012"/>
          <table:table-cell table:style-name="ce70"/>
        </table:table-row>
        <table:table-row table:style-name="ro36">
          <table:table-cell table:style-name="ce71" office:value-type="string">
            <text:p>MAV0008_hidePlannerInfo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Hide Planners" option under "Show" pop up menu</text:p>
            <text:p/>
          </table:table-cell>
          <table:table-cell table:style-name="ce146" office:value-type="string">
            <text:p>Verify that user's information on the right pane gets hidden</text:p>
          </table:table-cell>
          <table:table-cell table:style-name="ce146"/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1">
          <table:table-cell table:style-name="ce71" office:value-type="string">
            <text:p>MAV0009_viewAboutPlanWindow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About Plan" option under "Show" pop up menu</text:p>
            <text:p/>
          </table:table-cell>
          <table:table-cell table:style-name="ce146" office:value-type="string">
            <text:p>Verify that window with title "About Plan:&lt;Plan Name&gt;" gets loaded</text:p>
          </table:table-cell>
          <table:table-cell table:style-name="ce146"/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2">
          <table:table-cell table:style-name="ce71" office:value-type="string">
            <text:p>MAV0010_viewAllEventForm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all events" option under "show" pop up menu</text:p>
          </table:table-cell>
          <table:table-cell table:style-name="ce146" office:value-type="string">
            <text:p>Verify that form with heading "All Events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3">
          <table:table-cell table:style-name="ce71" office:value-type="string">
            <text:p>MAV0011_viewAllSecrecyclassificationsForm</text:p>
          </table:table-cell>
          <table:table-cell table:style-name="ce148"/>
          <table:table-cell table:style-name="ce146" table:number-columns-repeated="4"/>
          <table:table-cell table:style-name="ce159" office:value-type="string">
            <text:p>Clicks on the "secrecy classifications" option under "show" pop up menu</text:p>
          </table:table-cell>
          <table:table-cell table:style-name="ce159" office:value-type="string">
            <text:p>Verify that form with heading "Secrecy Classifications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4">
          <table:table-cell table:style-name="ce71" office:value-type="string">
            <text:p>MAV0012_viewAllOrganizationForm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all organizations" option under "show" pop up menu</text:p>
          </table:table-cell>
          <table:table-cell table:style-name="ce159" office:value-type="string">
            <text:p>Verify that form with heading "All Organizations" gets loaded on the About Plan window</text:p>
          </table:table-cell>
          <table:table-cell table:style-name="ce151" office:value-type="string">
            <text:p>Yes</text:p>
          </table:table-cell>
          <table:table-cell table:style-name="ce151"/>
          <table:table-cell table:style-name="ce146"/>
          <table:table-cell table:style-name="ce148" table:number-columns-repeated="1012"/>
          <table:table-cell table:style-name="ce70"/>
        </table:table-row>
        <table:table-row table:style-name="ro45">
          <table:table-cell table:style-name="ce125" office:value-type="string">
            <text:p>MAV0013_viewAllSegmentsForm</text:p>
          </table:table-cell>
          <table:table-cell table:style-name="ce149"/>
          <table:table-cell table:style-name="ce146" table:number-columns-repeated="4"/>
          <table:table-cell table:style-name="ce146" office:value-type="string">
            <text:p>Clicks on the "all segments" option under "show" pop up menu</text:p>
          </table:table-cell>
          <table:table-cell table:style-name="ce146" office:value-type="string">
            <text:p>Verify that form with heading "All Segments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6">
          <table:table-cell table:style-name="ce125" office:value-type="string">
            <text:p>MAV0014_viewProcedureMapForm</text:p>
          </table:table-cell>
          <table:table-cell table:style-name="ce149"/>
          <table:table-cell table:style-name="ce146" table:number-columns-repeated="4"/>
          <table:table-cell table:style-name="ce166" office:value-type="string">
            <text:p>Clicks on the "procedures map" option under "show" pop up menu</text:p>
          </table:table-cell>
          <table:table-cell table:style-name="ce166" office:value-type="string">
            <text:p>Verify that form with heading "Procedure Map" gets loaded on the About Plan window</text:p>
          </table:table-cell>
          <table:table-cell table:style-name="ce151" office:value-type="string">
            <text:p>No</text:p>
          </table:table-cell>
          <table:table-cell table:style-name="ce146" office:value-type="string">
            <text:p>Invalid</text:p>
          </table:table-cell>
          <table:table-cell table:style-name="ce146"/>
          <table:table-cell table:style-name="ce148" table:number-columns-repeated="1012"/>
          <table:table-cell table:style-name="ce70"/>
        </table:table-row>
        <table:table-row table:style-name="ro41">
          <table:table-cell table:style-name="ce126" office:value-type="string">
            <text:p>MAV0015_viewDisplayProcedure</text:p>
          </table:table-cell>
          <table:table-cell table:style-name="ce150" table:number-columns-repeated="2"/>
          <table:table-cell table:style-name="ce159" table:number-columns-repeated="4"/>
          <table:table-cell table:style-name="ce159" office:value-type="string">
            <text:p>Select 'segment name' <text:s/>from 'Display Procedures' list combo box located on 'Procedure Map' page</text:p>
          </table:table-cell>
          <table:table-cell table:style-name="ce150" office:value-type="string">
            <text:p>No</text:p>
          </table:table-cell>
          <table:table-cell table:style-name="ce146" office:value-type="string">
            <text:p>Invalid</text:p>
          </table:table-cell>
          <table:table-cell table:style-name="ce146"/>
          <table:table-cell table:style-name="ce148" table:number-columns-repeated="1012"/>
          <table:table-cell table:style-name="ce70"/>
        </table:table-row>
        <table:table-row table:style-name="ro47">
          <table:table-cell table:style-name="ce127" office:value-type="string">
            <text:p>MAV0016_viewAllWhoForm</text:p>
          </table:table-cell>
          <table:table-cell table:style-name="ce151" table:number-columns-repeated="2"/>
          <table:table-cell table:style-name="ce146" table:number-columns-repeated="2"/>
          <table:table-cell table:style-name="ce151"/>
          <table:table-cell table:style-name="ce146" office:value-type="string">
            <text:p>Clicks on the "who's who" option under "show" pop up menu</text:p>
          </table:table-cell>
          <table:table-cell table:style-name="ce146" office:value-type="string">
            <text:p>Verify that form with heading "Who's who" gets loaded on the About Plan window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45">
          <table:table-cell table:style-name="ce127" office:value-type="string">
            <text:p>MAV0017_viewAllIssueForm</text:p>
          </table:table-cell>
          <table:table-cell table:style-name="ce151" table:number-columns-repeated="2"/>
          <table:table-cell table:style-name="ce146" table:number-columns-repeated="2"/>
          <table:table-cell table:style-name="ce151"/>
          <table:table-cell table:style-name="ce146" office:value-type="string">
            <text:p>Clicks on the "all issues" option under "show" pop up menu</text:p>
          </table:table-cell>
          <table:table-cell table:style-name="ce146" office:value-type="string">
            <text:p>Verify that form with heading "All Issues" gets loaded on the About Plan window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127" office:value-type="string">
            <text:p>MAV0018_viewAllBibliographyForms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bibliography" option under "show" pop up menu</text:p>
          </table:table-cell>
          <table:table-cell table:style-name="ce146" office:value-type="string">
            <text:p>Verify that form with heading "Bibliography" gets loaded on the About Plan window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38">
          <table:table-cell table:style-name="ce127" office:value-type="string">
            <text:p>MAV0019_viewAllIndexForm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the "index" option under "show" <text:s/>pop up menu</text:p>
          </table:table-cell>
          <table:table-cell table:style-name="ce146" office:value-type="string">
            <text:p>Verify that form with heading "Index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8">
          <table:table-cell table:style-name="ce128" office:value-type="string">
            <text:p>MAV00129_viewAllTypesForms</text:p>
          </table:table-cell>
          <table:table-cell table:style-name="ce151" table:number-columns-repeated="5"/>
          <table:table-cell table:style-name="ce146" office:value-type="string">
            <text:p>Clicks on the "All types" option under "show" <text:s/>pop up menu</text:p>
          </table:table-cell>
          <table:table-cell table:style-name="ce146" office:value-type="string">
            <text:p>Verify that form with heading "all types' gets loaded on the About Plan window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49">
          <table:table-cell table:style-name="ce127" office:value-type="string">
            <text:p>MAV0020_viewAllTagForm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the "all tags" option under "show" pop up menu</text:p>
          </table:table-cell>
          <table:table-cell table:style-name="ce146" office:value-type="string">
            <text:p>Verify that form with heading "All Tags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0">
          <table:table-cell table:style-name="ce127" office:value-type="string">
            <text:p>MAV0021_viewAllEvaluationForm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the "evaluation" option under "show" pop up menu</text:p>
          </table:table-cell>
          <table:table-cell table:style-name="ce146" office:value-type="string">
            <text:p>Verify that form with heading "Evaluation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1">
          <table:table-cell table:style-name="ce127" office:value-type="string">
            <text:p>MAV0022_viewAllParticipationsForm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participations" option under "show" pop up menu</text:p>
          </table:table-cell>
          <table:table-cell table:style-name="ce146" office:value-type="string">
            <text:p>Verify that form with heading "Participations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2">
          <table:table-cell table:style-name="ce127" office:value-type="string">
            <text:p>MAV0023_viewAllVersionsForm</text:p>
          </table:table-cell>
          <table:table-cell table:style-name="ce151" table:number-columns-repeated="5"/>
          <table:table-cell table:style-name="ce146" office:value-type="string">
            <text:p>Clicks on the "versions" option under "show" pop up menu</text:p>
          </table:table-cell>
          <table:table-cell table:style-name="ce146" office:value-type="string">
            <text:p>Verify that form with heading "Versions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9">
          <table:table-cell table:style-name="ce127" office:value-type="string">
            <text:p>MAV0024_viewAboutPlanActionList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51" office:value-type="string">
            <text:p>Clicks on the "actions" menu <text:s/></text:p>
          </table:table-cell>
          <table:table-cell table:style-name="ce146" office:value-type="string">
            <text:p>Verify that Action pop up menu hovers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38">
          <table:table-cell table:style-name="ce127" office:value-type="string">
            <text:p>MAV0025_closeAboutPlanWindow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51" office:value-type="string">
            <text:p>Clicks on the "done" menu</text:p>
          </table:table-cell>
          <table:table-cell table:style-name="ce146" office:value-type="string">
            <text:p>Verify that window with title "About Plan:&lt;Plan Name&gt;" gets closed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4">
          <table:table-cell table:style-name="ce127" office:value-type="string">
            <text:p>MAV0026_viewAboutPlanSegmentWindow</text:p>
          </table:table-cell>
          <table:table-cell table:style-name="ce151"/>
          <table:table-cell table:style-name="ce146" table:number-columns-repeated="3"/>
          <table:table-cell table:style-name="ce146" office:value-type="string">
            <text:p>Clicks on the "About Plan Segment" option under "Show" pop up menu</text:p>
            <text:p/>
          </table:table-cell>
          <table:table-cell table:style-name="ce159" office:value-type="string">
            <text:p>Verify that window with title "About Plan Segment:&lt;Segment Name&gt;" gets loaded</text:p>
          </table:table-cell>
          <table:table-cell table:style-name="ce146"/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3">
          <table:table-cell table:style-name="ce71" office:value-type="string">
            <text:p>MAV0027_viewDetailsForm</text:p>
          </table:table-cell>
          <table:table-cell table:style-name="ce148"/>
          <table:table-cell table:style-name="ce146" table:number-columns-repeated="3"/>
          <table:table-cell table:style-name="ce151"/>
          <table:table-cell table:style-name="ce146" office:value-type="string">
            <text:p>Clicks on the "details" option under "show" pop up menu</text:p>
          </table:table-cell>
          <table:table-cell table:style-name="ce159" office:value-type="string">
            <text:p>Verify that form with heading "Details" gets loaded on the About Plan Segment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9">
          <table:table-cell table:style-name="ce71" office:value-type="string">
            <text:p>MAV0028_viewGoalsForm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goals" option under "show" <text:s/>pop up menu</text:p>
          </table:table-cell>
          <table:table-cell table:style-name="ce146" office:value-type="string">
            <text:p>Verify that form with heading "Goals" gets loaded on the About Plan Segment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0">
          <table:table-cell table:style-name="ce71" office:value-type="string">
            <text:p>MAV0029_viewOrganizationsForm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organizations" option under "show" pop up menu</text:p>
          </table:table-cell>
          <table:table-cell table:style-name="ce146" office:value-type="string">
            <text:p>Verify that form with heading "Organizations" gets loaded on the About Plan Segment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0">
          <table:table-cell table:style-name="ce129" office:value-type="string">
            <text:p>MAV0030_viewMapWindow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Clicks on the "map" option under "show" pop up menu</text:p>
          </table:table-cell>
          <table:table-cell table:style-name="ce157" office:value-type="string">
            <text:p>Verify that form with map details gets loaded on the new browser window</text:p>
          </table:table-cell>
          <table:table-cell table:style-name="ce169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85">
          <table:table-cell table:style-name="ce71" office:value-type="string">
            <text:p>MAV0031_viewTaskMoversForm</text:p>
          </table:table-cell>
          <table:table-cell table:style-name="ce148"/>
          <table:table-cell table:style-name="ce146"/>
          <table:table-cell table:style-name="ce160" table:number-columns-repeated="2"/>
          <table:table-cell table:style-name="ce146"/>
          <table:table-cell table:style-name="ce146" office:value-type="string">
            <text:p>Clicks on the "task mover" option under "show" menu</text:p>
          </table:table-cell>
          <table:table-cell table:style-name="ce146" office:value-type="string">
            <text:p>Verify that form with heading "Task Mover" gets loaded on the About Plan Segment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6">
          <table:table-cell table:style-name="ce71" office:value-type="string">
            <text:p>MAV0032_viewAboutPlanSegmentActionList</text:p>
          </table:table-cell>
          <table:table-cell table:style-name="ce148"/>
          <table:table-cell table:style-name="ce146" table:number-columns-repeated="3"/>
          <table:table-cell table:style-name="ce160"/>
          <table:table-cell table:style-name="ce151" office:value-type="string">
            <text:p>Clicks on the "actions" menu <text:s/></text:p>
          </table:table-cell>
          <table:table-cell table:style-name="ce146" office:value-type="string">
            <text:p>Verify that Action pop up menu hov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7">
          <table:table-cell table:style-name="ce71" office:value-type="string">
            <text:p>MAV0033_closeAboutPlanSegmentWindow</text:p>
          </table:table-cell>
          <table:table-cell table:style-name="ce148"/>
          <table:table-cell table:style-name="ce146" table:number-columns-repeated="4"/>
          <table:table-cell table:style-name="ce151" office:value-type="string">
            <text:p>Clicks on the "done" menu</text:p>
          </table:table-cell>
          <table:table-cell table:style-name="ce146" office:value-type="string">
            <text:p>Verify that window with title "About Plan Segment :&lt;Plan Name&gt;" gets closed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2">
          <table:table-cell table:style-name="ce71" office:value-type="string">
            <text:p>MAV0034_viewSurveryWindow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Surveys" option under "Show" pop up menu</text:p>
            <text:p/>
          </table:table-cell>
          <table:table-cell table:style-name="ce159" office:value-type="string">
            <text:p>Verify that window with title "Surveys" gets loaded <text:s text:c="2"/></text:p>
          </table:table-cell>
          <table:table-cell table:style-name="ce146"/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4">
          <table:table-cell table:style-name="ce71" office:value-type="string">
            <text:p>MAV0035_closeSurveysWindow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cross button on the "Surveys" window</text:p>
          </table:table-cell>
          <table:table-cell table:style-name="ce159" office:value-type="string">
            <text:p>Verify that window with title "Surveys" gets closed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9">
          <table:table-cell table:style-name="ce130" office:value-type="string">
            <text:p>MAV0036_allProcedures</text:p>
          </table:table-cell>
          <table:table-cell table:style-name="ce153"/>
          <table:table-cell table:style-name="ce156" table:number-columns-repeated="3"/>
          <table:table-cell table:style-name="ce156" office:value-type="string">
            <text:p>Clicks on the "Is ProcedureMap" option under "Show" pop up menu</text:p>
            <text:p/>
          </table:table-cell>
          <table:table-cell table:style-name="ce167" office:value-type="string">
            <text:p>Verify that page with title All procedures in &lt;plan name&gt;</text:p>
          </table:table-cell>
          <table:table-cell table:style-name="ce156"/>
          <table:table-cell table:style-name="ce170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40">
          <table:table-cell table:style-name="ce131" office:value-type="string">
            <text:p>MAV0037_signout</text:p>
          </table:table-cell>
          <table:table-cell table:style-name="ce154"/>
          <table:table-cell table:style-name="ce156" table:number-columns-repeated="4"/>
          <table:table-cell table:style-name="ce167" office:value-type="string">
            <text:p>Clicks on the "Sign Out" link</text:p>
          </table:table-cell>
          <table:table-cell table:style-name="ce167" office:value-type="string">
            <text:p>Verify that page with title "Channels</text:p>
            <text:p>Information Sharing Planning" renders</text:p>
          </table:table-cell>
          <table:table-cell table:style-name="ce170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39">
          <table:table-cell table:style-name="ce129" office:value-type="string">
            <text:p>MAV0038_procedureReport</text:p>
          </table:table-cell>
          <table:table-cell table:style-name="ce152"/>
          <table:table-cell table:style-name="ce157" table:number-columns-repeated="3"/>
          <table:table-cell table:style-name="ce157" office:value-type="string">
            <text:p>Clicks on the "Is procedure report" option under "Show" pop up menu</text:p>
            <text:p/>
          </table:table-cell>
          <table:table-cell table:style-name="ce157" office:value-type="string">
            <text:p>Verify that page with title "All procedures in Automation Test Plan" gets <text:s/>renders</text:p>
          </table:table-cell>
          <table:table-cell table:style-name="ce157"/>
          <table:table-cell table:style-name="ce169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84">
          <table:table-cell table:style-name="ce129" office:value-type="string">
            <text:p>MAV0039_planName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"Plan name" from "Plan" list combox located on "Procedure Map" page</text:p>
          </table:table-cell>
          <table:table-cell table:style-name="ce157" office:value-type="string">
            <text:p>Verify that new page renders with "Plan name" as a heading</text:p>
          </table:table-cell>
          <table:table-cell table:style-name="ce169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87">
          <table:table-cell table:style-name="ce129" office:value-type="string">
            <text:p>MAV0040_viewOrgnaizationsAllKnown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7" office:value-type="string">
            <text:p>Verify that page with title "Procedures - Anyone from any organization" render</text:p>
          </table:table-cell>
          <table:table-cell table:style-name="ce169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88">
          <table:table-cell table:style-name="ce129" office:value-type="string">
            <text:p>MAV0041_viewOrgnaizationsUnKnown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7" office:value-type="string">
            <text:p>Verify that page renders with hierarchy "Home-&gt;Unknown-&gt;Anyone" on the heading section</text:p>
          </table:table-cell>
          <table:table-cell table:style-name="ce169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89">
          <table:table-cell table:style-name="ce129" office:value-type="string">
            <text:p>MAV0042_viewOrgnaizationsAnyone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7" office:value-type="string">
            <text:p>Verify that page renders with hierarchy "Home-&gt;Organization name-&gt;Anyone" on the heading section</text:p>
          </table:table-cell>
          <table:table-cell table:style-name="ce169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90">
          <table:table-cell table:style-name="ce129" office:value-type="string">
            <text:p>MAV0043_viewAgentList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7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91">
          <table:table-cell table:style-name="ce129" office:value-type="string">
            <text:p>MAV0044_viewAgentName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7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39">
          <table:table-cell table:style-name="ce129" office:value-type="string">
            <text:p>MAV0045_viewPlanName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"Plan name" from "Plan" list combox</text:p>
          </table:table-cell>
          <table:table-cell table:style-name="ce157" office:value-type="string">
            <text:p>Verify that new page renders with "Plan name" as a heading</text:p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86">
          <table:table-cell table:style-name="ce129" office:value-type="string">
            <text:p>MAV0046_procedureSignout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Clicks on the "Sign Out" link</text:p>
          </table:table-cell>
          <table:table-cell table:style-name="ce157" office:value-type="string">
            <text:p>Verify that page with title "Channels</text:p>
            <text:p>Information Sharing Planning" renders</text:p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39">
          <table:table-cell table:style-name="ce129" office:value-type="string">
            <text:p>MAV0047_viewMappedProcedure</text:p>
          </table:table-cell>
          <table:table-cell table:style-name="ce152"/>
          <table:table-cell table:style-name="ce157" table:number-columns-repeated="3"/>
          <table:table-cell table:style-name="ce157" office:value-type="string">
            <text:p>Clicks on the "Mapped procedures" option under "Show" pop up menu</text:p>
            <text:p/>
          </table:table-cell>
          <table:table-cell table:style-name="ce157" office:value-type="string">
            <text:p>Verify that page with title "All procedures" <text:s/>renders</text:p>
          </table:table-cell>
          <table:table-cell table:style-name="ce157"/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41">
          <table:table-cell table:style-name="ce129" office:value-type="string">
            <text:p>MAV0048_viewDisplayProcedure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"segment name" from "Display procedures" list combo box</text:p>
          </table:table-cell>
          <table:table-cell table:style-name="ce157" office:value-type="string">
            <text:p>Verify that page with tilte "Procedures in &lt;Segment name&gt;" and segment information get rendered</text:p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41">
          <table:table-cell table:style-name="ce129" office:value-type="string">
            <text:p>MAV0049_viewShowReport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Clicks on "Show Report" tab</text:p>
          </table:table-cell>
          <table:table-cell table:style-name="ce157" office:value-type="string">
            <text:p>Verify that page with title "Procedures in &lt;Segment name&gt;" and Heading "&lt;Plan name&gt;" renders</text:p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49">
          <table:table-cell table:style-name="ce129" office:value-type="string">
            <text:p>MAV0050_viewShowMap</text:p>
          </table:table-cell>
          <table:table-cell table:style-name="ce152"/>
          <table:table-cell table:style-name="ce157" table:number-columns-repeated="5"/>
          <table:table-cell table:style-name="ce157" office:value-type="string">
            <text:p>Clicks on "Show Map" tab</text:p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35">
          <table:table-cell table:style-name="ce129" office:value-type="string">
            <text:p>MAV0051_procedureMapSignOut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Clicks on "Sign Out" tab</text:p>
          </table:table-cell>
          <table:table-cell table:style-name="ce157" office:value-type="string">
            <text:p>Verify that page with title "Channels</text:p>
            <text:p>Information Sharing Planning" renders</text:p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49">
          <table:table-cell table:style-name="ce71" office:value-type="string">
            <text:p>MAV0052_allSegments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All Segments" option under "Show" pop up menu</text:p>
            <text:p/>
          </table:table-cell>
          <table:table-cell table:style-name="ce159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146"/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2">
          <table:table-cell table:style-name="ce71" office:value-type="string">
            <text:p>MAV0053_viewDetails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details" options under "show" pop up menu</text:p>
          </table:table-cell>
          <table:table-cell table:style-name="ce159" office:value-type="string">
            <text:p>Verify that form with heading "Details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5">
          <table:table-cell table:style-name="ce127" office:value-type="string">
            <text:p>MAV0054_viewAllEvents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the "all events" options under "show" pop up menu</text:p>
          </table:table-cell>
          <table:table-cell table:style-name="ce159" office:value-type="string">
            <text:p>Verify that form with heading "All Events" gets loaded on the "About Plan: &lt;Segment Name 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3">
          <table:table-cell table:style-name="ce127" office:value-type="string">
            <text:p>MAV0055_viewSecrecyClassification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secrecy classifications" options under "show" pop up menu</text:p>
          </table:table-cell>
          <table:table-cell table:style-name="ce146" office:value-type="string">
            <text:p>Verify that form with heading "Secrecy Classifications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127" office:value-type="string">
            <text:p>MAV0056_viewAllOrganization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all organizations" options under "show" pop up menu</text:p>
          </table:table-cell>
          <table:table-cell table:style-name="ce146" office:value-type="string">
            <text:p>Verify that form with heading "All Organizations"</text:p>
            <text:p>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2">
          <table:table-cell table:style-name="ce127" office:value-type="string">
            <text:p>MAV0057_viewAllSegments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all segments" options under "show" pop up menu</text:p>
          </table:table-cell>
          <table:table-cell table:style-name="ce146" office:value-type="string">
            <text:p>Verify that form with heading "All Segments" gets loaded on the "About Plan: &lt;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4">
          <table:table-cell table:style-name="ce127" office:value-type="string">
            <text:p>MAV0058_viewWhoswho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who's who" options under "show" pop up menu</text:p>
          </table:table-cell>
          <table:table-cell table:style-name="ce146" office:value-type="string">
            <text:p>Verify that form with heading "Who's Who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4">
          <table:table-cell table:style-name="ce127" office:value-type="string">
            <text:p>MAV0059_viewAllissues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all issues" pop up options under "show" menu</text:p>
          </table:table-cell>
          <table:table-cell table:style-name="ce146" office:value-type="string">
            <text:p>Verify that form with heading "All Issues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6">
          <table:table-cell table:style-name="ce127" office:value-type="string">
            <text:p>MAV0060_viewBibliography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bibliography" pop up options under "show" menu</text:p>
          </table:table-cell>
          <table:table-cell table:style-name="ce146" office:value-type="string">
            <text:p>Verify that form with heading "Bibliography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6">
          <table:table-cell table:style-name="ce127" office:value-type="string">
            <text:p>MAV0061_viewIndex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index" pop up options under "show" menu</text:p>
          </table:table-cell>
          <table:table-cell table:style-name="ce146" office:value-type="string">
            <text:p>Verify that form with heading "Index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7">
          <table:table-cell table:style-name="ce127" office:value-type="string">
            <text:p>MAV0062_viewAlltags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all tags" pop up options under "show" menu</text:p>
          </table:table-cell>
          <table:table-cell table:style-name="ce146" office:value-type="string">
            <text:p>Verify that form with heading "All Tags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3">
          <table:table-cell table:style-name="ce127" office:value-type="string">
            <text:p>MAV0063_viewEvaluation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evaluation" pop up options under "show" menu</text:p>
          </table:table-cell>
          <table:table-cell table:style-name="ce146" office:value-type="string">
            <text:p>Verify that form with heading "Evaluation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5">
          <table:table-cell table:style-name="ce127" office:value-type="string">
            <text:p>MAV0064_viewParticipations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participations" pop up options under "show" menu</text:p>
          </table:table-cell>
          <table:table-cell table:style-name="ce146" office:value-type="string">
            <text:p>Verify that form with heading "Participations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6">
          <table:table-cell table:style-name="ce127" office:value-type="string">
            <text:p>MAV0065_viewVersions</text:p>
          </table:table-cell>
          <table:table-cell table:style-name="ce151"/>
          <table:table-cell table:style-name="ce146"/>
          <table:table-cell table:style-name="ce159" table:number-columns-repeated="2"/>
          <table:table-cell table:style-name="ce151"/>
          <table:table-cell table:style-name="ce146" office:value-type="string">
            <text:p>Clicks on the "versions" pop up options under "show" menu</text:p>
          </table:table-cell>
          <table:table-cell table:style-name="ce146" office:value-type="string">
            <text:p>Verify that form with heading "Versions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1">
          <table:table-cell table:style-name="ce127" office:value-type="string">
            <text:p>MAV0066_viewAllSegmentsActionList</text:p>
          </table:table-cell>
          <table:table-cell table:style-name="ce151"/>
          <table:table-cell table:style-name="ce146" table:number-columns-repeated="3"/>
          <table:table-cell table:style-name="ce150"/>
          <table:table-cell table:style-name="ce151" office:value-type="string">
            <text:p>Clicks on the "actions" menu <text:s/></text:p>
          </table:table-cell>
          <table:table-cell table:style-name="ce146" office:value-type="string">
            <text:p>Verify that Action pop up menu hovers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9">
          <table:table-cell table:style-name="ce127" office:value-type="string">
            <text:p>MAV0067_closeAllSegmentWindow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51" office:value-type="string">
            <text:p>Clicks on the "done" menu</text:p>
          </table:table-cell>
          <table:table-cell table:style-name="ce159" office:value-type="string">
            <text:p>Verify that window with title "About Plan: &lt;Segment Name&gt;" gets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1">
          <table:table-cell table:style-name="ce127" office:value-type="string">
            <text:p>MAV0068_allIssues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"All Issues" option under "Show" pop up menu</text:p>
          </table:table-cell>
          <table:table-cell table:style-name="ce159" office:value-type="string">
            <text:p>Verify that "About Plan: &lt;Name&gt; " window opens with heading "All Issues"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127" office:value-type="string">
            <text:p>MAV0069_closeAllIssueWindow</text:p>
          </table:table-cell>
          <table:table-cell table:style-name="ce151"/>
          <table:table-cell table:style-name="ce146" table:number-columns-repeated="3"/>
          <table:table-cell table:style-name="ce151" table:number-columns-repeated="2"/>
          <table:table-cell table:style-name="ce146" office:value-type="string">
            <text:p>Clicks on "done" menu</text:p>
            <text:p/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127" office:value-type="string">
            <text:p>MAV0070_allIndex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"Index" option under "Show" pop up menu</text:p>
          </table:table-cell>
          <table:table-cell table:style-name="ce159" office:value-type="string">
            <text:p>Verify that window with title "About Plan: &lt;Name&gt; " opens with heading "Index"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98">
          <table:table-cell table:style-name="ce127" office:value-type="string">
            <text:p>MAV0071_closeAllIndexWindow</text:p>
          </table:table-cell>
          <table:table-cell table:style-name="ce151"/>
          <table:table-cell table:style-name="ce146" table:number-columns-repeated="3"/>
          <table:table-cell table:style-name="ce151" table:number-columns-repeated="2"/>
          <table:table-cell table:style-name="ce146" office:value-type="string">
            <text:p>Clicks on "done" menu</text:p>
            <text:p/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51">
          <table:table-cell table:style-name="ce127" office:value-type="string">
            <text:p>MAV0072_allHelp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"Help" option under "Show" pop up menu</text:p>
          </table:table-cell>
          <table:table-cell table:style-name="ce159" office:value-type="string">
            <text:p>Verify that page with title "Channels-Help" renders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71" office:value-type="string">
            <text:p>MAV0073_helpSendFeedback</text:p>
          </table:table-cell>
          <table:table-cell table:style-name="ce148"/>
          <table:table-cell table:style-name="ce146" table:number-columns-repeated="5"/>
          <table:table-cell table:style-name="ce146" office:value-type="string">
            <text:p>Clicks on the "Send feedback" link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179"/>
        </table:table-row>
        <table:table-row table:style-name="ro99">
          <table:table-cell table:style-name="ce132" office:value-type="string">
            <text:p>MAV0074_helpNext</text:p>
          </table:table-cell>
          <table:table-cell table:style-name="ce155"/>
          <table:table-cell table:style-name="ce158" table:number-columns-repeated="5"/>
          <table:table-cell table:style-name="ce158" office:value-type="string">
            <text:p>Clicks on the "Next" link</text:p>
          </table:table-cell>
          <table:table-cell table:style-name="ce172" office:value-type="string">
            <text:p>No</text:p>
          </table:table-cell>
          <table:table-cell table:style-name="ce151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51">
          <table:table-cell table:style-name="ce71" office:value-type="string">
            <text:p>MAV0075_undoAddNewIssueUnderAction</text:p>
          </table:table-cell>
          <table:table-cell table:style-name="ce148"/>
          <table:table-cell table:style-name="ce146" table:number-columns-repeated="3"/>
          <table:table-cell table:style-name="ce159" office:value-type="string">
            <text:p>Clicks on "Undo new issue" option under "Actions" pop up menu</text:p>
          </table:table-cell>
          <table:table-cell table:style-name="ce159" office:value-type="string">
            <text:p>Verify that undo add new issue is enabled under action pop up menu.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6">
          <table:table-cell table:style-name="ce71" office:value-type="string">
            <text:p>MAV0076_redoAddNewIssueUnderAction</text:p>
          </table:table-cell>
          <table:table-cell table:style-name="ce148"/>
          <table:table-cell table:style-name="ce146" table:number-columns-repeated="3"/>
          <table:table-cell table:style-name="ce159" office:value-type="string">
            <text:p>Clicks on "Redo add new issue" option under "Actions" pop up menu</text:p>
          </table:table-cell>
          <table:table-cell table:style-name="ce159" office:value-type="string">
            <text:p>Verify that redo add new issue is enabled under action pop up menu.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1">
          <table:table-cell table:style-name="ce71" office:value-type="string">
            <text:p>MAV0077_sendMessageUnderAction</text:p>
          </table:table-cell>
          <table:table-cell table:style-name="ce148"/>
          <table:table-cell table:style-name="ce146" table:number-columns-repeated="3"/>
          <table:table-cell table:style-name="ce159" office:value-type="string">
            <text:p>Clicks on "Send message" option under "Actions" pop up menu</text:p>
          </table:table-cell>
          <table:table-cell table:style-name="ce159" office:value-type="string">
            <text:p>Verify that message tab opens on the right side of panel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9">
          <table:table-cell table:style-name="ce71" office:value-type="string">
            <text:p>MAV0078_pasteTaskUnderAction</text:p>
          </table:table-cell>
          <table:table-cell table:style-name="ce148"/>
          <table:table-cell table:style-name="ce146" table:number-columns-repeated="3"/>
          <table:table-cell table:style-name="ce159" office:value-type="string">
            <text:p>Clicks on "Paste task" option under "Actions" pop up menu</text:p>
          </table:table-cell>
          <table:table-cell table:style-name="ce159" office:value-type="string">
            <text:p>Verify that task has been pasted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0">
          <table:table-cell table:style-name="ce71" office:value-type="string">
            <text:p>MAV0079_pasteAttachmentUnerAction</text:p>
          </table:table-cell>
          <table:table-cell table:style-name="ce148"/>
          <table:table-cell table:style-name="ce146" table:number-columns-repeated="3"/>
          <table:table-cell table:style-name="ce159" office:value-type="string">
            <text:p>Clicks on "Paste attachment" option under "Actions" pop up menu</text:p>
          </table:table-cell>
          <table:table-cell table:style-name="ce159" office:value-type="string">
            <text:p>Verify that attachment has been added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6">
          <table:table-cell table:style-name="ce71" office:value-type="string">
            <text:p>MAV0080_addNewTask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"Add new task" option under "Actions"</text:p>
            <text:p>pop up menu</text:p>
          </table:table-cell>
          <table:table-cell table:style-name="ce146" office:value-type="string">
            <text:p>Verify that panel with title "Task" gets loaded on the bottom left corner</text:p>
          </table:table-cell>
          <table:table-cell table:style-name="ce146"/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71" office:value-type="string">
            <text:p>MAV0081_hideDetails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Hide details" option under "Show" pop up menu</text:p>
          </table:table-cell>
          <table:table-cell table:style-name="ce146" office:value-type="string">
            <text:p>Verify that task information <text:s/>gets hidden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8">
          <table:table-cell table:style-name="ce71" office:value-type="string">
            <text:p>MAV0082_TaskDetails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Details" option under "Show" pop up menu</text:p>
          </table:table-cell>
          <table:table-cell table:style-name="ce146" office:value-type="string">
            <text:p>Verify that user is able to view task's information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71" office:value-type="string">
            <text:p>MAV0083_addAssignmen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Assignments" option under "Show" pop up menu</text:p>
          </table:table-cell>
          <table:table-cell table:style-name="ce159" office:value-type="string">
            <text:p>Verify that new window opens with title "&lt;task name&gt;" and heading "Task Assignments"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71" office:value-type="string">
            <text:p>MAV0084_closeAssignmen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cross" tab</text:p>
          </table:table-cell>
          <table:table-cell table:style-name="ce148" office:value-type="string">
            <text:p>Verify that Assignment window show get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9">
          <table:table-cell table:style-name="ce71" office:value-type="string">
            <text:p>MAV0085_FailureImpac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Failure Impacts" option under "Show" pop up menu</text:p>
          </table:table-cell>
          <table:table-cell table:style-name="ce146" office:value-type="string">
            <text:p>Verify that new window opens with title "Failure Impacts"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8">
          <table:table-cell table:style-name="ce71" office:value-type="string">
            <text:p>MAV0086_closeFailureImpac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cross" tab</text:p>
          </table:table-cell>
          <table:table-cell table:style-name="ce148" office:value-type="string">
            <text:p>Verify that Failure impact should get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0">
          <table:table-cell table:style-name="ce71" office:value-type="string">
            <text:p>MAV0087_Dissimination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Dissemination" option under "Show" pop up menu</text:p>
          </table:table-cell>
          <table:table-cell table:style-name="ce159" office:value-type="string">
            <text:p>Verify that new window opens with title "Information Dissemination For Task"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2">
          <table:table-cell table:style-name="ce71" office:value-type="string">
            <text:p>MAV0088_closeDissemination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cross" tab</text:p>
          </table:table-cell>
          <table:table-cell table:style-name="ce148" office:value-type="string">
            <text:p>Verify that Dissemination should get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3">
          <table:table-cell table:style-name="ce71" office:value-type="string">
            <text:p>MAV0089_viewActionsPopup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actions pop up menu</text:p>
          </table:table-cell>
          <table:table-cell table:style-name="ce146" office:value-type="string">
            <text:p>Verify that Action pop up menu hov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4">
          <table:table-cell table:style-name="ce71" office:value-type="string">
            <text:p>MAV0090_addNewIssue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"Add new issue" options under</text:p>
            <text:p>"Actions" pop up menu</text:p>
          </table:table-cell>
          <table:table-cell table:style-name="ce159" office:value-type="string">
            <text:p>Verify that window opens with title "About Plan Segment:&lt;Name&gt;" and heading "Details"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4">
          <table:table-cell table:style-name="ce71" office:value-type="string">
            <text:p>MAV0091_closeNewIssue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done" tab menu</text:p>
          </table:table-cell>
          <table:table-cell table:style-name="ce159" office:value-type="string">
            <text:p>Verify that window with title "About Plan Segment :&lt;Name&gt;" gets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71" office:value-type="string">
            <text:p>MAV0092_addNewSegment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"Add new segment" options under</text:p>
            <text:p>"Actions" pop up menu</text:p>
          </table:table-cell>
          <table:table-cell table:style-name="ce146" office:value-type="string">
            <text:p>Verify that window opens with title "About Plan Segment:&lt;Name&gt;"</text:p>
            <text:p>and heading "Details"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71" office:value-type="string">
            <text:p>MAV0093_closeNewSegmen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done" tab menu</text:p>
          </table:table-cell>
          <table:table-cell table:style-name="ce146" office:value-type="string">
            <text:p>Verify that window with title "About Plan Segment :&lt;Name&gt;" gets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9">
          <table:table-cell table:style-name="ce71" office:value-type="string">
            <text:p>MAV0094_goalUnderAboutPlanSegmen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goals" option under "Show" pop up menu</text:p>
          </table:table-cell>
          <table:table-cell table:style-name="ce159" office:value-type="string">
            <text:p>Verify that window opens with "About Plan Segment: &lt;Name&gt;" and heading "Goals"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6">
          <table:table-cell table:style-name="ce71" office:value-type="string">
            <text:p>MAV0095_orgUnderAboutPlanSegmen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organizations" option under "Show" pop up menu</text:p>
          </table:table-cell>
          <table:table-cell table:style-name="ce159" office:value-type="string">
            <text:p>Verify that window opens with title "About Plan Segment: &lt;Name&gt;" and with heading "Goals"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130" office:value-type="string">
            <text:p>MAV0096_viewMap</text:p>
          </table:table-cell>
          <table:table-cell table:style-name="ce153"/>
          <table:table-cell table:style-name="ce156" table:number-columns-repeated="4"/>
          <table:table-cell table:style-name="ce168" office:value-type="string">
            <text:p>Clicks on "map" option under "Show" pop up menu</text:p>
          </table:table-cell>
          <table:table-cell table:style-name="ce168" office:value-type="string">
            <text:p>Verify that user is able to view map details on new page with new browser tab <text:s/>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44">
          <table:table-cell table:style-name="ce71" office:value-type="string">
            <text:p>MAV0097_closeAboutPlanSegmentWindow</text:p>
          </table:table-cell>
          <table:table-cell table:style-name="ce148"/>
          <table:table-cell table:style-name="ce146" table:number-columns-repeated="5"/>
          <table:table-cell table:style-name="ce146" office:value-type="string">
            <text:p>Click on "cross" button on the browser window <text:s/>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1">
          <table:table-cell table:style-name="ce129" office:value-type="string">
            <text:p>MAV0098_removeSegmentUnderAction</text:p>
          </table:table-cell>
          <table:table-cell table:style-name="ce152"/>
          <table:table-cell table:style-name="ce157" table:number-columns-repeated="3"/>
          <table:table-cell table:style-name="ce157" office:value-type="string">
            <text:p>Clicks on "Remove this segment" options under</text:p>
            <text:p>"Actions" pop up menu</text:p>
          </table:table-cell>
          <table:table-cell table:style-name="ce157" office:value-type="string">
            <text:p>Verify that dialog box is generated displaying a message "Are you sure ?"</text:p>
          </table:table-cell>
          <table:table-cell table:style-name="ce157" table:number-columns-repeated="2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cannot automate</text:p>
          </table:table-cell>
          <table:table-cell table:style-name="ce148" table:number-columns-repeated="1009"/>
          <table:table-cell table:style-name="ce70"/>
        </table:table-row>
        <table:table-row table:style-name="ro40">
          <table:table-cell table:style-name="ce129" office:value-type="string">
            <text:p>MAV0099_closeSegmentDialog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Clicks on "cross" button on dialog box</text:p>
          </table:table-cell>
          <table:table-cell table:style-name="ce157" office:value-type="string">
            <text:p>Verify that dialog box gets closed</text:p>
          </table:table-cell>
          <table:table-cell table:style-name="ce157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cannot automate</text:p>
          </table:table-cell>
          <table:table-cell table:style-name="ce148" table:number-columns-repeated="1009"/>
          <table:table-cell table:style-name="ce70"/>
        </table:table-row>
        <table:table-row table:style-name="ro95">
          <table:table-cell table:style-name="ce71" office:value-type="string">
            <text:p>MAV0100_moveTaskUnderAction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"Move tasks to segment..." options</text:p>
            <text:p>under "Actions" pop up menu</text:p>
          </table:table-cell>
          <table:table-cell table:style-name="ce159" office:value-type="string">
            <text:p>Verify that window opens with title "About Plan Segment:&lt;Name&gt;" and heading "Task Mover"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1">
          <table:table-cell table:style-name="ce71" office:value-type="string">
            <text:p>MAV0101_closeTaskMover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done" tab menu</text:p>
          </table:table-cell>
          <table:table-cell table:style-name="ce146" office:value-type="string">
            <text:p>Verify that window with title "About Plan Segment :&lt;Name&gt;" and heading "Task Mover" gets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8">
          <table:table-cell table:style-name="ce71" office:value-type="string">
            <text:p>MAV0102_viewHelpForm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? (help)" menu tab</text:p>
          </table:table-cell>
          <table:table-cell table:style-name="ce146" office:value-type="string">
            <text:p>Verify that the page with title "Channels-Help" renders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1">
          <table:table-cell table:style-name="ce130" office:value-type="string">
            <text:p>MAV0103_viewSendFeedback</text:p>
          </table:table-cell>
          <table:table-cell table:style-name="ce153"/>
          <table:table-cell table:style-name="ce156" table:number-columns-repeated="4"/>
          <table:table-cell table:style-name="ce156" office:value-type="string">
            <text:p>Clicks on the "Send feedback" link</text:p>
          </table:table-cell>
          <table:table-cell table:style-name="ce156" office:value-type="string">
            <text:p>Verify that a new pane opens in order to send feedback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51">
          <table:table-cell table:style-name="ce130" office:value-type="string">
            <text:p>MAV0104_viewNext</text:p>
          </table:table-cell>
          <table:table-cell table:style-name="ce153"/>
          <table:table-cell table:style-name="ce156" table:number-columns-repeated="4"/>
          <table:table-cell table:style-name="ce156" office:value-type="string">
            <text:p>Clicks on the "Next" link</text:p>
          </table:table-cell>
          <table:table-cell table:style-name="ce156" office:value-type="string">
            <text:p>Verify that user is able to view next contents on the "Channels-Help" page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98">
          <table:table-cell table:style-name="ce71" office:value-type="string">
            <text:p>MAV0105_goBack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&lt;(Go back)" <text:s/></text:p>
          </table:table-cell>
          <table:table-cell table:style-name="ce146" office:value-type="string">
            <text:p>Verify that the previously loaded window is displayed</text:p>
          </table:table-cell>
          <table:table-cell table:style-name="ce146"/>
          <table:table-cell table:style-name="ce146" office:value-type="string">
            <text:p>No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9">
          <table:table-cell table:style-name="ce71" office:value-type="string">
            <text:p>MAV0106_goForward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&gt;(Go forward)" <text:s/></text:p>
          </table:table-cell>
          <table:table-cell table:style-name="ce146" office:value-type="string">
            <text:p>Verify that the window which is loaded next gets displayed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71" office:value-type="string">
            <text:p>MAV0107_viewPresence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"Presence" tab</text:p>
          </table:table-cell>
          <table:table-cell table:style-name="ce146" office:value-type="string">
            <text:p>Verify that a list of logged in users is displayed in the right pane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71" office:value-type="string">
            <text:p>MAV0108_showAllUsers</text:p>
          </table:table-cell>
          <table:table-cell table:style-name="ce148"/>
          <table:table-cell table:style-name="ce146" table:number-columns-repeated="4"/>
          <table:table-cell table:style-name="ce161" office:value-type="string">
            <text:p>Clicks on "show all users" link under "Presence" pane</text:p>
          </table:table-cell>
          <table:table-cell table:style-name="ce161" office:value-type="string">
            <text:p>Verify that list of all users get display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6">
          <table:table-cell table:style-name="ce71" office:value-type="string">
            <text:p>MAV0109_hideInactiveUsers</text:p>
          </table:table-cell>
          <table:table-cell table:style-name="ce148"/>
          <table:table-cell table:style-name="ce146" table:number-columns-repeated="5"/>
          <table:table-cell table:style-name="ce161" office:value-type="string">
            <text:p>Clicks on "hide inactive users" link under "Presence" pane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71" office:value-type="string">
            <text:p>MAV0110_viewActivitiesAllUsers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"Activities" tab</text:p>
          </table:table-cell>
          <table:table-cell table:style-name="ce146" office:value-type="string">
            <text:p>Verify that user is able to see activities performed by <text:s/>all users get displayed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8">
          <table:table-cell table:style-name="ce71" office:value-type="string">
            <text:p>MAV0111_hideActivities</text:p>
          </table:table-cell>
          <table:table-cell table:style-name="ce148"/>
          <table:table-cell table:style-name="ce146" table:number-columns-repeated="4"/>
          <table:table-cell table:style-name="ce161" office:value-type="string">
            <text:p>Clicks on "hide my activities" link under "Activities" pane</text:p>
          </table:table-cell>
          <table:table-cell table:style-name="ce161" office:value-type="string">
            <text:p>Verify that activities that belong to the user are hidden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9">
          <table:table-cell table:style-name="ce71" office:value-type="string">
            <text:p>MAV0112_viewAllActivities</text:p>
          </table:table-cell>
          <table:table-cell table:style-name="ce148"/>
          <table:table-cell table:style-name="ce146" table:number-columns-repeated="5"/>
          <table:table-cell table:style-name="ce161" office:value-type="string">
            <text:p>Clicks on "show all activities" link under "Activities" pane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4">
          <table:table-cell table:style-name="ce71" office:value-type="string">
            <text:p>MAV0113_viewMessages</text:p>
          </table:table-cell>
          <table:table-cell table:style-name="ce148"/>
          <table:table-cell table:style-name="ce146" table:number-columns-repeated="3"/>
          <table:table-cell table:style-name="ce161" office:value-type="string">
            <text:p>Clicks on "Messages" tab</text:p>
          </table:table-cell>
          <table:table-cell table:style-name="ce161" office:value-type="string">
            <text:p>Verify that received messages are displayed by default which belong to the logged in User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87">
            <text:p>87</text:p>
          </table:table-cell>
          <table:table-cell table:style-name="ce148" table:number-columns-repeated="1010"/>
          <table:table-cell table:style-name="ce70"/>
        </table:table-row>
        <table:table-row table:style-name="ro101">
          <table:table-cell table:style-name="ce71" office:value-type="string">
            <text:p>MAV0114_hideBroadcasts</text:p>
          </table:table-cell>
          <table:table-cell table:style-name="ce148"/>
          <table:table-cell table:style-name="ce146" table:number-columns-repeated="4"/>
          <table:table-cell table:style-name="ce161" office:value-type="string">
            <text:p>Clicks on "hide broadcasts" link under "Messages" pane</text:p>
          </table:table-cell>
          <table:table-cell table:style-name="ce161" office:value-type="string">
            <text:p>Verify that all broadcasted received messages gets hided and "hide broadcasts" link should be changed to "show all messages"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87">
            <text:p>87</text:p>
          </table:table-cell>
          <table:table-cell table:style-name="ce148" table:number-columns-repeated="1010"/>
          <table:table-cell table:style-name="ce70"/>
        </table:table-row>
        <table:table-row table:style-name="ro37">
          <table:table-cell table:style-name="ce71" office:value-type="string">
            <text:p>MAV0115_showAllMessages</text:p>
          </table:table-cell>
          <table:table-cell table:style-name="ce148"/>
          <table:table-cell table:style-name="ce146" table:number-columns-repeated="5"/>
          <table:table-cell table:style-name="ce161" office:value-type="string">
            <text:p>Clicks on "show all messages" link under "Messages" pane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87">
            <text:p>87</text:p>
          </table:table-cell>
          <table:table-cell table:style-name="ce148" table:number-columns-repeated="1010"/>
          <table:table-cell table:style-name="ce70"/>
        </table:table-row>
        <table:table-row table:style-name="ro102">
          <table:table-cell table:style-name="ce130" office:value-type="string">
            <text:p>MAV0116_showSent</text:p>
          </table:table-cell>
          <table:table-cell table:style-name="ce153"/>
          <table:table-cell table:style-name="ce156" table:number-columns-repeated="4"/>
          <table:table-cell table:style-name="ce162" office:value-type="string">
            <text:p>Clicks on "show sent" link under "Messages" pane</text:p>
          </table:table-cell>
          <table:table-cell table:style-name="ce162" office:value-type="string">
            <text:p>Verify that sent messages are displayed which belong to the logged in User and "Show sent" link should be changed to "Show received"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/>
          <table:table-cell table:style-name="ce148" office:value-type="float" office:value="87">
            <text:p>87</text:p>
          </table:table-cell>
          <table:table-cell table:style-name="ce153"/>
          <table:table-cell table:style-name="ce148" table:number-columns-repeated="1009"/>
          <table:table-cell table:style-name="ce70"/>
        </table:table-row>
        <table:table-row table:style-name="ro92">
          <table:table-cell table:style-name="ce130" office:value-type="string">
            <text:p>MAV0117_showReceived</text:p>
          </table:table-cell>
          <table:table-cell table:style-name="ce153"/>
          <table:table-cell table:style-name="ce156" table:number-columns-repeated="5"/>
          <table:table-cell table:style-name="ce162" office:value-type="string">
            <text:p>Clicks on "hide broadcasts" link under "Messages" pane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/>
          <table:table-cell table:style-name="ce148" office:value-type="float" office:value="87">
            <text:p>87</text:p>
          </table:table-cell>
          <table:table-cell table:style-name="ce153"/>
          <table:table-cell table:style-name="ce148" table:number-columns-repeated="1009"/>
          <table:table-cell table:style-name="ce70"/>
        </table:table-row>
        <table:table-row table:style-name="ro95">
          <table:table-cell table:style-name="ce129" office:value-type="string">
            <text:p>MAV0118_showAllMessages</text:p>
          </table:table-cell>
          <table:table-cell table:style-name="ce152"/>
          <table:table-cell table:style-name="ce157" table:number-columns-repeated="5"/>
          <table:table-cell table:style-name="ce157" office:value-type="string">
            <text:p>Clicks on "show all messages" link under "Messages" pane</text:p>
          </table:table-cell>
          <table:table-cell table:style-name="ce157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66" office:value-type="string">
            <text:p>duplicate -MAC0101_showAllMessages</text:p>
          </table:table-cell>
          <table:table-cell table:style-name="ce153" table:number-columns-repeated="1009"/>
          <table:table-cell table:style-name="ce72"/>
        </table:table-row>
        <table:table-row table:style-name="ro43">
          <table:table-cell table:style-name="ce130" office:value-type="string">
            <text:p>MAV0119_viewPlan</text:p>
          </table:table-cell>
          <table:table-cell table:style-name="ce153"/>
          <table:table-cell table:style-name="ce156"/>
          <table:table-cell table:style-name="ce156" office:value-type="string">
            <text:p>Information Sharing model</text:p>
          </table:table-cell>
          <table:table-cell table:style-name="ce156"/>
          <table:table-cell table:style-name="ce162" office:value-type="string">
            <text:p>Select Plan Segment from the "Select Plan Segment" combo box on the top right side of the page</text:p>
          </table:table-cell>
          <table:table-cell table:style-name="ce162" office:value-type="string">
            <text:p>Verify that "Plan" page renders with heading "&lt;selected plan segment&gt;" <text:s/></text:p>
          </table:table-cell>
          <table:table-cell table:style-name="ce156"/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51">
          <table:table-cell table:style-name="ce130" office:value-type="string">
            <text:p>MAV0120_viewSelectedPlan</text:p>
          </table:table-cell>
          <table:table-cell table:style-name="ce153"/>
          <table:table-cell table:style-name="ce156"/>
          <table:table-cell table:style-name="ce156" office:value-type="string">
            <text:p>Home Page</text:p>
          </table:table-cell>
          <table:table-cell table:style-name="ce156"/>
          <table:table-cell table:style-name="ce162" office:value-type="string">
            <text:p>Select Plan from the "Switch to Plan" combo box on the top right side of the page</text:p>
          </table:table-cell>
          <table:table-cell table:style-name="ce162" office:value-type="string">
            <text:p>Verify that "Plan segment" is displayed with respect to the plan selected</text:p>
          </table:table-cell>
          <table:table-cell table:style-name="ce156"/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50">
          <table:table-cell table:style-name="ce133" office:value-type="string">
            <text:p>MAV0121_showDetails</text:p>
          </table:table-cell>
          <table:table-cell table:style-name="ce156" table:number-columns-repeated="4"/>
          <table:table-cell table:style-name="ce162" office:value-type="string">
            <text:p>Clicks on "Show details" options under "more" pop up menu located on the "Receives" Pane</text:p>
          </table:table-cell>
          <table:table-cell table:style-name="ce162" office:value-type="string">
            <text:p>Verify that a new form gets loaded on "Receives" pane to fill information</text:p>
          </table:table-cell>
          <table:table-cell table:style-name="ce156"/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40">
          <table:table-cell table:style-name="ce133" office:value-type="string">
            <text:p>MAV0122_viewElementsOfInformation</text:p>
          </table:table-cell>
          <table:table-cell table:style-name="ce156" table:number-columns-repeated="5"/>
          <table:table-cell table:style-name="ce162" office:value-type="string">
            <text:p>Clicks on "Show elements" options under "more" pop up menu located on the "Receives" pane</text:p>
          </table:table-cell>
          <table:table-cell table:style-name="ce162" office:value-type="string">
            <text:p>Verify that window opens with heading "Elements of information"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84">
          <table:table-cell table:style-name="ce128" office:value-type="string">
            <text:p>MAV0123_closeElementsOfInformation</text:p>
          </table:table-cell>
          <table:table-cell table:style-name="ce148"/>
          <table:table-cell table:style-name="ce146" table:number-columns-repeated="5"/>
          <table:table-cell table:style-name="ce161" office:value-type="string">
            <text:p>Clicks on the "done" tab menu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3">
          <table:table-cell table:style-name="ce71" office:value-type="string">
            <text:p>MAV0124_sendMessage</text:p>
          </table:table-cell>
          <table:table-cell table:style-name="ce148"/>
          <table:table-cell table:style-name="ce146" table:number-columns-repeated="3"/>
          <table:table-cell table:style-name="ce161" office:value-type="string">
            <text:p>Clicks on "Send message" option under "more" pop up menu located on the "Receives" Pane</text:p>
          </table:table-cell>
          <table:table-cell table:style-name="ce161" office:value-type="string">
            <text:p>Verify that "Messages" tab opens on the right side of pane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1">
          <table:table-cell table:style-name="ce130" office:value-type="string">
            <text:p>MAV0125_copyFlow</text:p>
          </table:table-cell>
          <table:table-cell table:style-name="ce153"/>
          <table:table-cell table:style-name="ce156" table:number-columns-repeated="3"/>
          <table:table-cell table:style-name="ce162" office:value-type="string">
            <text:p>Clicks on "Copy flow" option under "more" pop up menu located on the "Receives" Pane</text:p>
          </table:table-cell>
          <table:table-cell table:style-name="ce162" office:value-type="string">
            <text:p>Verify that message "Flow copied" is displayed on the heading section of "Plan" page</text:p>
          </table:table-cell>
          <table:table-cell table:style-name="ce156"/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93">
          <table:table-cell table:style-name="ce69" office:value-type="string">
            <text:p>MAV0126_copyNeed</text:p>
          </table:table-cell>
          <table:table-cell table:style-name="ce146" table:number-columns-repeated="4"/>
          <table:table-cell table:style-name="ce161" office:value-type="string">
            <text:p>Clicks on "Copy <text:s/>need" option under "more" pop up menu located on the "Receives" Pane</text:p>
          </table:table-cell>
          <table:table-cell table:style-name="ce161" office:value-type="string">
            <text:p>Verify that message "Need <text:s/>copied" is displayed on the heading section of "Plan" page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7">
          <table:table-cell table:style-name="ce69" office:value-type="string">
            <text:p>MAV0127_addNewIssue</text:p>
          </table:table-cell>
          <table:table-cell table:style-name="ce146" table:number-columns-repeated="4"/>
          <table:table-cell table:style-name="ce161" office:value-type="string">
            <text:p>Clicks on "Add new issue" option under "more" pop up menu located on the "Receives" Pane</text:p>
          </table:table-cell>
          <table:table-cell table:style-name="ce161" office:value-type="string">
            <text:p>Verify that a text field with label "issue"</text:p>
            <text:p>is displayed under "Flow issues" section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4">
          <table:table-cell table:style-name="ce134" office:value-type="string">
            <text:p>MAV0128_removeInfoNeed</text:p>
          </table:table-cell>
          <table:table-cell table:style-name="ce157" table:number-columns-repeated="4"/>
          <table:table-cell table:style-name="ce157" office:value-type="string">
            <text:p>Clicks on "Remove info need" option under "more" pop up menu located on the "Receives" Pane</text:p>
          </table:table-cell>
          <table:table-cell table:style-name="ce157" office:value-type="string">
            <text:p>Verify that dialog box is generated which displays a message "Are you sure ?"</text:p>
          </table:table-cell>
          <table:table-cell table:style-name="ce157" table:number-columns-repeated="2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cannot automate</text:p>
          </table:table-cell>
          <table:table-cell table:style-name="ce153" table:number-columns-repeated="1009"/>
          <table:table-cell table:style-name="ce72"/>
        </table:table-row>
        <table:table-row table:style-name="ro105">
          <table:table-cell table:style-name="ce135" office:value-type="string">
            <text:p>MAV0130_viewDetailsOfPhase</text:p>
          </table:table-cell>
          <table:table-cell table:style-name="ce146" table:number-columns-repeated="4"/>
          <table:table-cell table:style-name="ce146" office:value-type="string">
            <text:p>Clicks on the "About Plan" option under "Show" pop up menu</text:p>
            <text:p/>
          </table:table-cell>
          <table:table-cell table:style-name="ce146" office:value-type="string">
            <text:p>Click on Phase and under show pop up menu click on detials</text:p>
          </table:table-cell>
          <table:table-cell table:style-name="ce146" office:value-type="string">
            <text:p>Verify that page with heading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6">
          <table:table-cell table:style-name="ce135" office:value-type="string">
            <text:p>MAV0131_viewIssueOfPhase</text:p>
          </table:table-cell>
          <table:table-cell table:style-name="ce146" table:number-columns-repeated="5"/>
          <table:table-cell table:style-name="ce146" office:value-type="string">
            <text:p>Click on Phase and under show pop up menu click on Issue</text:p>
          </table:table-cell>
          <table:table-cell table:style-name="ce146" office:value-type="string">
            <text:p>Verify that page with heading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0">
          <table:table-cell table:style-name="ce135" office:value-type="string">
            <text:p>MAV0132_viewAgent</text:p>
          </table:table-cell>
          <table:table-cell table:style-name="ce146" table:number-columns-repeated="5"/>
          <table:table-cell table:style-name="ce146" office:value-type="string">
            <text:p>click on all participants under show pop up menu</text:p>
            <text:p>And create agent.click on index under show pop up menu.click on agent from pop up.</text:p>
          </table:table-cell>
          <table:table-cell table:style-name="ce146" office:value-type="string">
            <text:p>Verify that page with heading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7">
          <table:table-cell table:style-name="ce135" office:value-type="string">
            <text:p>MAV0133_viewAgentDetails</text:p>
          </table:table-cell>
          <table:table-cell table:style-name="ce146" table:number-columns-repeated="5"/>
          <table:table-cell table:style-name="ce146"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table:style-name="ce146" office:value-type="string">
            <text:p>Verify that page with heading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7">
          <table:table-cell table:style-name="ce135" office:value-type="string">
            <text:p>MAV0134_viewNetworkOfAgent</text:p>
          </table:table-cell>
          <table:table-cell table:style-name="ce146" table:number-columns-repeated="5"/>
          <table:table-cell table:style-name="ce146"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table:style-name="ce146" office:value-type="string">
            <text:p>Verify that page with heading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8">
          <table:table-cell table:style-name="ce135" office:value-type="string">
            <text:p>MAV0135_viewIssueOfAgent</text:p>
          </table:table-cell>
          <table:table-cell table:style-name="ce146" table:number-columns-repeated="5"/>
          <table:table-cell table:style-name="ce146"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table:style-name="ce146" office:value-type="string">
            <text:p>Verify that page with heading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9">
          <table:table-cell table:style-name="ce135" office:value-type="string">
            <text:p>MAV0136_viewDetailsOfEvents</text:p>
          </table:table-cell>
          <table:table-cell table:style-name="ce146" table:number-columns-repeated="5"/>
          <table:table-cell table:style-name="ce146" office:value-type="string">
            <text:p>click on all events.create event.click on event.click on details under show pop up menu</text:p>
          </table:table-cell>
          <table:table-cell table:style-name="ce146" office:value-type="string">
            <text:p>verify that page with title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9">
          <table:table-cell table:style-name="ce136" office:value-type="string">
            <text:p>MAV0137_viewMapPanel</text:p>
          </table:table-cell>
          <table:table-cell table:style-name="ce156" table:number-columns-repeated="5"/>
          <table:table-cell table:style-name="ce156" office:value-type="string">
            <text:p>click on all events.create event.click on event.click on map under show pop up menu</text:p>
          </table:table-cell>
          <table:table-cell table:style-name="ce156" office:value-type="string">
            <text:p>verify that page with title details renders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109">
          <table:table-cell table:style-name="ce135" office:value-type="string">
            <text:p>MAV0138_viewIssueOfEvent</text:p>
          </table:table-cell>
          <table:table-cell table:style-name="ce146" table:number-columns-repeated="5"/>
          <table:table-cell table:style-name="ce146" office:value-type="string">
            <text:p>click on all events.create event.click on event.click on issue under show pop up menu</text:p>
          </table:table-cell>
          <table:table-cell table:style-name="ce146" office:value-type="string">
            <text:p>verify that page with title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6">
          <table:table-cell table:style-name="ce135" office:value-type="string">
            <text:p>MAV0139_viewOrgDetails</text:p>
          </table:table-cell>
          <table:table-cell table:style-name="ce146" table:number-columns-repeated="5"/>
          <table:table-cell table:style-name="ce146" office:value-type="string">
            <text:p>Click on all organizations under show pop up menu.create organizations</text:p>
          </table:table-cell>
          <table:table-cell table:style-name="ce146" office:value-type="string">
            <text:p>verify that organization details gets display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48" table:number-columns-repeated="1010"/>
          <table:table-cell table:style-name="ce70"/>
        </table:table-row>
        <table:table-row table:style-name="ro106">
          <table:table-cell table:style-name="ce135" office:value-type="string">
            <text:p>MAV0140_viewJob</text:p>
          </table:table-cell>
          <table:table-cell table:style-name="ce146" table:number-columns-repeated="5"/>
          <table:table-cell table:style-name="ce146" office:value-type="string">
            <text:p>Click on all organizations under show pop up menu.create organizations</text:p>
          </table:table-cell>
          <table:table-cell table:style-name="ce146" office:value-type="string">
            <text:p>verify that job details gets display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48" table:number-columns-repeated="1010"/>
          <table:table-cell table:style-name="ce70"/>
        </table:table-row>
        <table:table-row table:style-name="ro106">
          <table:table-cell table:style-name="ce135" office:value-type="string">
            <text:p>MAV0141_viewChart</text:p>
          </table:table-cell>
          <table:table-cell table:style-name="ce146" table:number-columns-repeated="5"/>
          <table:table-cell table:style-name="ce146" office:value-type="string">
            <text:p>Click on all organizations under show pop up menu.create organizations</text:p>
          </table:table-cell>
          <table:table-cell table:style-name="ce146" office:value-type="string">
            <text:p>verify that chart details gets display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48" table:number-columns-repeated="1010"/>
          <table:table-cell table:style-name="ce70"/>
        </table:table-row>
        <table:table-row table:style-name="ro106">
          <table:table-cell table:style-name="ce135" office:value-type="string">
            <text:p>MAV0142_viewAgreement</text:p>
          </table:table-cell>
          <table:table-cell table:style-name="ce146" table:number-columns-repeated="5"/>
          <table:table-cell table:style-name="ce146" office:value-type="string">
            <text:p>Click on all organizations under show pop up menu.create organizations</text:p>
          </table:table-cell>
          <table:table-cell table:style-name="ce146" office:value-type="string">
            <text:p>verify that Agreement details gets display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48" table:number-columns-repeated="1010"/>
          <table:table-cell table:style-name="ce70"/>
        </table:table-row>
        <table:table-row table:style-name="ro110">
          <table:table-cell table:style-name="ce135" office:value-type="string">
            <text:p>MAV0144_viewNetworkOfOrganizations</text:p>
          </table:table-cell>
          <table:table-cell table:style-name="ce146" table:number-columns-repeated="5"/>
          <table:table-cell table:style-name="ce146" office:value-type="string">
            <text:p>Click on all organizations under show pop up menu.create organizations.Click on network under show pop up menu</text:p>
          </table:table-cell>
          <table:table-cell table:style-name="ce146" office:value-type="string">
            <text:p>verify that organization network details gets display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48" table:number-columns-repeated="1010"/>
          <table:table-cell table:style-name="ce70"/>
        </table:table-row>
        <table:table-row table:style-name="ro111">
          <table:table-cell table:style-name="ce136" office:value-type="string">
            <text:p>MAV0145_viewMapOfOrganizations</text:p>
          </table:table-cell>
          <table:table-cell table:style-name="ce156" table:number-columns-repeated="5"/>
          <table:table-cell table:style-name="ce156" office:value-type="string">
            <text:p>Click on all organizations under show pop up menu.create organizations.Click on Map under show pop up menu</text:p>
          </table:table-cell>
          <table:table-cell table:style-name="ce156" office:value-type="string">
            <text:p>verify that organization Map details gets displayed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53"/>
          <table:table-cell table:style-name="ce148" table:number-columns-repeated="1009"/>
          <table:table-cell table:style-name="ce70"/>
        </table:table-row>
        <table:table-row table:style-name="ro109">
          <table:table-cell table:style-name="ce135" office:value-type="string">
            <text:p>MAV0146_viewIssueOfOrganizations</text:p>
          </table:table-cell>
          <table:table-cell table:style-name="ce146" table:number-columns-repeated="5"/>
          <table:table-cell table:style-name="ce146" office:value-type="string">
            <text:p>Click on all organizations under show pop up menu.create organizations.Click on Issue under show pop up menu</text:p>
          </table:table-cell>
          <table:table-cell table:style-name="ce146" office:value-type="string">
            <text:p>verify that organization Issue details page get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48" table:number-columns-repeated="1010"/>
          <table:table-cell table:style-name="ce70"/>
        </table:table-row>
        <table:table-row table:style-name="ro91">
          <table:table-cell table:style-name="ce137" office:value-type="string">
            <text:p>MAV0147_viewDetailsOfPlace</text:p>
          </table:table-cell>
          <table:table-cell table:style-name="ce146" table:number-columns-repeated="5"/>
          <table:table-cell table:style-name="ce146" office:value-type="string">
            <text:p>Click on locale under about plan.Click on index under show pop up menu.click on place been created .click on place details under show pop menu</text:p>
          </table:table-cell>
          <table:table-cell table:style-name="ce146" office:value-type="string">
            <text:p>Verify the page with details title get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3">
          <table:table-cell table:style-name="ce138" office:value-type="string">
            <text:p>MAV0148_viewMapOfPlace</text:p>
          </table:table-cell>
          <table:table-cell table:style-name="ce156" table:number-columns-repeated="5"/>
          <table:table-cell table:style-name="ce156" office:value-type="string">
            <text:p>Click on locale under about plan.Click on index under show pop up menu.click on place been created .click on place map under show pop menu</text:p>
          </table:table-cell>
          <table:table-cell table:style-name="ce156" office:value-type="string">
            <text:p>Verify the page with details title gets renders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108">
          <table:table-cell table:style-name="ce137" office:value-type="string">
            <text:p>MAV0149_viewIssueOfPlace</text:p>
          </table:table-cell>
          <table:table-cell table:style-name="ce146" table:number-columns-repeated="5"/>
          <table:table-cell table:style-name="ce146" office:value-type="string">
            <text:p>Click on locale under about plan.Click on index under show pop up menu.click on place been created .click on place issue under show pop menu</text:p>
          </table:table-cell>
          <table:table-cell table:style-name="ce146" office:value-type="string">
            <text:p>Verify the page with details title get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6">
          <table:table-cell table:style-name="ce69" office:value-type="string">
            <text:p>MAV0150_viewSocialPanelMessage</text:p>
          </table:table-cell>
          <table:table-cell table:style-name="ce146" table:number-columns-repeated="3"/>
          <table:table-cell table:style-name="ce146" office:value-type="string">
            <text:p>Home Page</text:p>
          </table:table-cell>
          <table:table-cell table:style-name="ce146" office:value-type="string">
            <text:p>Verify that Message tab is Present i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51_viewSocialPanelShowSentMessage</text:p>
          </table:table-cell>
          <table:table-cell table:style-name="ce146" table:number-columns-repeated="4"/>
          <table:table-cell table:style-name="ce146" office:value-type="string">
            <text:p>Verify that send messages can be seen i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52_viewSocialPanelShowReceivedMessage</text:p>
          </table:table-cell>
          <table:table-cell table:style-name="ce146" table:number-columns-repeated="4"/>
          <table:table-cell table:style-name="ce146" office:value-type="string">
            <text:p>Verify that received messages can be viewed i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53_viewSocialPanelHideBroadCast</text:p>
          </table:table-cell>
          <table:table-cell table:style-name="ce146" table:number-columns-repeated="4"/>
          <table:table-cell table:style-name="ce146" office:value-type="string">
            <text:p>Verify that the broadcast message can be hidd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54_viewSocialPanelShowAllMessages</text:p>
          </table:table-cell>
          <table:table-cell table:style-name="ce146" table:number-columns-repeated="4"/>
          <table:table-cell table:style-name="ce146" office:value-type="string">
            <text:p>Verify that all messages can be viewed o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133" office:value-type="string">
            <text:p>MAV0155_viewSocialPanelSendMessage</text:p>
          </table:table-cell>
          <table:table-cell table:style-name="ce156" table:number-columns-repeated="4"/>
          <table:table-cell table:style-name="ce156" office:value-type="string">
            <text:p>Verify that message can be send from Social Panel</text:p>
          </table:table-cell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10"/>
        </table:table-row>
        <table:table-row table:style-name="ro106">
          <table:table-cell table:style-name="ce133" office:value-type="string">
            <text:p>MAV0156_viewSocialPanelSendEmailMessage</text:p>
          </table:table-cell>
          <table:table-cell table:style-name="ce156" table:number-columns-repeated="4"/>
          <table:table-cell table:style-name="ce156" office:value-type="string">
            <text:p>Verify that message can be send and emailed from social panel</text:p>
          </table:table-cell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10"/>
        </table:table-row>
        <table:table-row table:style-name="ro106">
          <table:table-cell table:style-name="ce69" office:value-type="string">
            <text:p>MAV0157_viewSocialPanelCalender</text:p>
          </table:table-cell>
          <table:table-cell table:style-name="ce146" table:number-columns-repeated="4"/>
          <table:table-cell table:style-name="ce146" office:value-type="string">
            <text:p>Verify that Calender tab is present o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58_viewSocialPanelSurvey</text:p>
          </table:table-cell>
          <table:table-cell table:style-name="ce146" table:number-columns-repeated="4"/>
          <table:table-cell table:style-name="ce146" office:value-type="string">
            <text:p>Veriy that servey tab is present o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59_viewSocialPanelSurveyShowAll</text:p>
          </table:table-cell>
          <table:table-cell table:style-name="ce146" table:number-columns-repeated="4"/>
          <table:table-cell table:style-name="ce146" office:value-type="string">
            <text:p>Verify that all survey can be viewed o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12">
          <table:table-cell table:style-name="ce69" office:value-type="string">
            <text:p>MAV0160_viewSocialPanelHideCompleted</text:p>
          </table:table-cell>
          <table:table-cell table:style-name="ce146" table:number-columns-repeated="4"/>
          <table:table-cell table:style-name="ce146" office:value-type="string">
            <text:p>Verify that survey can be hidden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61_viewSocialPanelAboutMe</text:p>
          </table:table-cell>
          <table:table-cell table:style-name="ce146" table:number-columns-repeated="4"/>
          <table:table-cell table:style-name="ce146" office:value-type="string">
            <text:p>Verify that about me tab is present on social tab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9">
          <table:table-cell table:style-name="ce69" office:value-type="string">
            <text:p>MAV0162_viewIssueSummaryReport</text:p>
          </table:table-cell>
          <table:table-cell table:style-name="ce146" table:number-columns-repeated="2"/>
          <table:table-cell table:style-name="ce146" office:value-type="string">
            <text:p>Home Page</text:p>
          </table:table-cell>
          <table:table-cell table:style-name="ce146"/>
          <table:table-cell table:style-name="ce146" office:value-type="string">
            <text:p>Verify that Issue Summary Report Page with title Channels – &lt;plan name&gt; – Issues Summary Report should renders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9">
          <table:table-cell table:style-name="ce69" office:value-type="string">
            <text:p>MAV0163_viewIssueReportFeedback</text:p>
          </table:table-cell>
          <table:table-cell table:style-name="ce146" table:number-columns-repeated="4"/>
          <table:table-cell table:style-name="ce146" office:value-type="string">
            <text:p>Verify that when clicked on send feedback button pop up should appears.</text:p>
          </table:table-cell>
          <table:table-cell table:style-name="ce146" table:number-columns-repeated="5"/>
          <table:table-cell table:style-name="ce148" table:number-columns-repeated="1013"/>
        </table:table-row>
        <table:table-row table:style-name="ro113">
          <table:table-cell table:style-name="ce69" office:value-type="string">
            <text:p>MAV0164_viewHomeFromIssueReport</text:p>
          </table:table-cell>
          <table:table-cell table:style-name="ce146" table:number-columns-repeated="4"/>
          <table:table-cell table:style-name="ce146" office:value-type="string">
            <text:p>Verify that when clicked on home Channels</text:p>
            <text:p>by Mind-Alliance Systems should renders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10">
          <table:table-cell table:style-name="ce139" office:value-type="string">
            <text:p>MAV0171_ReceivePanel</text:p>
          </table:table-cell>
          <table:table-cell table:style-name="ce146" table:number-columns-repeated="2"/>
          <table:table-cell table:number-columns-repeated="2"/>
          <table:table-cell table:style-name="ce143" office:value-type="string">
            <text:p>Verify that Receives panel is present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2"/>
          <table:table-cell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2"/>
          <table:table-cell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2_SendPanel</text:p>
          </table:table-cell>
          <table:table-cell table:style-name="ce146" table:number-columns-repeated="3"/>
          <table:table-cell/>
          <table:table-cell table:style-name="ce143" office:value-type="string">
            <text:p>Verify that Send panel is present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3_AddInfoReceive</text:p>
          </table:table-cell>
          <table:table-cell table:style-name="ce146" table:number-columns-repeated="3"/>
          <table:table-cell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4_AddInfoSend</text:p>
          </table:table-cell>
          <table:table-cell table:style-name="ce146" table:number-columns-repeated="3"/>
          <table:table-cell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5_ExpandTaskSummary</text:p>
          </table:table-cell>
          <table:table-cell table:style-name="ce146" table:number-columns-repeated="3"/>
          <table:table-cell/>
          <table:table-cell table:style-name="ce143" office:value-type="string">
            <text:p>· Verify that summaries can be</text:p>
            <text:p>expanded in form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6_ShowOrHideTaskDetails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7_TaskTagsDetails</text:p>
          </table:table-cell>
          <table:table-cell table:style-name="ce146" table:number-columns-repeated="3"/>
          <table:table-cell/>
          <table:table-cell table:style-name="ce143" office:value-type="string">
            <text:p>-Verify that tags has been created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8_TaskTagsLink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tags link the tag window should get opened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/>
        </table:table-row>
        <table:table-row table:style-name="ro110">
          <table:table-cell table:style-name="ce140" office:value-type="string">
            <text:p>MAV0179_TaskIsOption</text:p>
          </table:table-cell>
          <table:table-cell table:style-name="ce146" table:number-columns-repeated="3"/>
          <table:table-cell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0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7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7"/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/>
        </table:table-row>
        <table:table-row table:style-name="ro110">
          <table:table-cell table:style-name="ce141" office:value-type="string">
            <text:p>MAV0180_TaskIsConceptual</text:p>
          </table:table-cell>
          <table:table-cell table:style-name="ce156" table:number-columns-repeated="3"/>
          <table:table-cell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41"/>
          <table:table-cell table:style-name="ce156" table:number-columns-repeated="3"/>
          <table:table-cell table:style-name="ce163"/>
          <table:table-cell/>
          <table:table-cell table:style-name="ce156" table:number-columns-repeated="3"/>
          <table:table-cell table:style-name="ce178"/>
          <table:table-cell table:style-name="ce156" table:number-columns-repeated="3"/>
          <table:table-cell table:style-name="ce163"/>
          <table:table-cell/>
          <table:table-cell table:style-name="ce156" table:number-columns-repeated="3"/>
          <table:table-cell table:style-name="ce178"/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/>
        </table:table-row>
        <table:table-row table:style-name="ro110">
          <table:table-cell table:style-name="ce139" office:value-type="string">
            <text:p>MAV0181_TaskIsProhibited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2_CausesEventOption</text:p>
          </table:table-cell>
          <table:table-cell table:style-name="ce146" table:number-columns-repeated="3"/>
          <table:table-cell/>
          <table:table-cell table:style-name="ce143" office:value-type="string">
            <text:p>-Verify that an event has been added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3_UsuallyCompletesAfterOption</text:p>
          </table:table-cell>
          <table:table-cell table:style-name="ce146" table:number-columns-repeated="3"/>
          <table:table-cell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4_RepeatsEvery</text:p>
          </table:table-cell>
          <table:table-cell table:style-name="ce146" table:number-columns-repeated="3"/>
          <table:table-cell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5_RespondingLink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Responding linked the Phase window should get open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6_EventUnnamed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unnamed link the 'About <text:s/>event' window gets opened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7_OngoingOrStartsWith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8_EndEventUnnamed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9_GoalsLink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Goals link the About plan segment window with title Goals opens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0_GoalsOption</text:p>
          </table:table-cell>
          <table:table-cell table:style-name="ce146" table:number-columns-repeated="3"/>
          <table:table-cell/>
          <table:table-cell table:style-name="ce143" office:value-type="string">
            <text:p>-Verify that goal can be select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1_GoalsOptionUnchecked</text:p>
          </table:table-cell>
          <table:table-cell table:style-name="ce146" table:number-columns-repeated="3"/>
          <table:table-cell/>
          <table:table-cell table:style-name="ce143" office:value-type="string">
            <text:p>-Verify that goal selected can be remov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2_TaskInstructions</text:p>
          </table:table-cell>
          <table:table-cell table:style-name="ce146" table:number-columns-repeated="3"/>
          <table:table-cell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3_TaskAttachOptions</text:p>
          </table:table-cell>
          <table:table-cell table:style-name="ce146" table:number-columns-repeated="3"/>
          <table:table-cell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4_TaskNewIssue</text:p>
          </table:table-cell>
          <table:table-cell table:style-name="ce146" table:number-columns-repeated="3"/>
          <table:table-cell/>
          <table:table-cell table:style-name="ce143" office:value-type="string">
            <text:p>-Verify that new issue can be add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5_TaskIssueDetails</text:p>
          </table:table-cell>
          <table:table-cell table:style-name="ce146" table:number-columns-repeated="3"/>
          <table:table-cell/>
          <table:table-cell table:style-name="ce143" office:value-type="string">
            <text:p>-Verify that issue can be enter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6_TaskIssueTypeOption</text:p>
          </table:table-cell>
          <table:table-cell table:style-name="ce146" table:number-columns-repeated="3"/>
          <table:table-cell/>
          <table:table-cell table:style-name="ce143" office:value-type="string">
            <text:p>-Verify that type contains list of options</text:p>
            <text:p>-Verify that options can be select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7_TaskIssueSeverityOption</text:p>
          </table:table-cell>
          <table:table-cell table:style-name="ce146" table:number-columns-repeated="3"/>
          <table:table-cell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8_TaskIssueAttachOptions</text:p>
          </table:table-cell>
          <table:table-cell table:style-name="ce146" table:number-columns-repeated="3"/>
          <table:table-cell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9_AddInfoReceiveSendInformation</text:p>
          </table:table-cell>
          <table:table-cell table:style-name="ce146" table:number-columns-repeated="3"/>
          <table:table-cell/>
          <table:table-cell table:style-name="ce143" office:value-type="string">
            <text:p>-Verify that information can be add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200_AddInfoReceiveSendTagLink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<text:s/>tags link the About plan with title tags gets open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201_AddInfoReceiveSendIntent</text:p>
          </table:table-cell>
          <table:table-cell table:style-name="ce146" table:number-columns-repeated="3"/>
          <table:table-cell/>
          <table:table-cell table:style-name="ce143" office:value-type="string">
            <text:p>-Verify that list of options are present for intent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202_AddInfoReceiveSendElementsLink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Element link the Element of information's gets opened gets open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/>
        </table:table-row>
        <table:table-row table:style-name="ro110">
          <table:table-cell table:style-name="ce142" office:value-type="string">
            <text:p>MAV0203_NotificationOption</text:p>
          </table:table-cell>
          <table:table-cell table:style-name="ce146" table:number-columns-repeated="3"/>
          <table:table-cell/>
          <table:table-cell table:style-name="ce143" office:value-type="string">
            <text:p>-Verify that option can be select for notification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/>
        </table:table-row>
        <table:table-row table:style-name="ro110">
          <table:table-cell table:style-name="ce142" office:value-type="string">
            <text:p>MAV0204_ReplyThatOption</text:p>
          </table:table-cell>
          <table:table-cell table:style-name="ce146" table:number-columns-repeated="3"/>
          <table:table-cell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/>
        </table:table-row>
        <table:table-row table:style-name="ro110">
          <table:table-cell table:style-name="ce143" office:value-type="string">
            <text:p>MAV0205_AddInfoReceiveSendButOnlyIfOption</text:p>
          </table:table-cell>
          <table:table-cell table:style-name="ce146" table:number-columns-repeated="3"/>
          <table:table-cell/>
          <table:table-cell table:style-name="ce164" office:value-type="string">
            <text:p>-Verify that but only if contains list of options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06_AddInfoReceiveSendChannels</text:p>
          </table:table-cell>
          <table:table-cell table:style-name="ce146" table:number-columns-repeated="3"/>
          <table:table-cell/>
          <table:table-cell table:style-name="ce164" office:value-type="string">
            <text:p>-Verify that list of Medium is present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07_AddInfoReceiveSendChannelsOptions</text:p>
          </table:table-cell>
          <table:table-cell table:style-name="ce146" table:number-columns-repeated="3"/>
          <table:table-cell/>
          <table:table-cell table:style-name="ce164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4" office:value-type="string">
            <text:p>MAV0208_AddInfoReceiveSendWithin</text:p>
          </table:table-cell>
          <table:table-cell table:style-name="ce146" table:number-columns-repeated="3"/>
          <table:table-cell/>
          <table:table-cell table:style-name="ce165" office:value-type="string">
            <text:p>-Verfiy that details can be entered and select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09_AddInfoReceiveSendAttachOptions</text:p>
          </table:table-cell>
          <table:table-cell table:style-name="ce146" table:number-columns-repeated="3"/>
          <table:table-cell/>
          <table:table-cell table:style-name="ce164" office:value-type="string">
            <text:p>-Verify that attach contains list of options.</text:p>
            <text:p>-Verify that any option can be selected for attach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10_AddInfoReceiveSendNewIssue</text:p>
          </table:table-cell>
          <table:table-cell table:style-name="ce146" table:number-columns-repeated="3"/>
          <table:table-cell/>
          <table:table-cell table:style-name="ce164" office:value-type="string">
            <text:p>-Verify that new issue can be add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11_AddInfoReceiveSendIssueTypeOption</text:p>
          </table:table-cell>
          <table:table-cell table:style-name="ce146" table:number-columns-repeated="3"/>
          <table:table-cell/>
          <table:table-cell table:style-name="ce164" office:value-type="string">
            <text:p>-Verify that type contains list of options</text:p>
            <text:p>-Verify that options can be select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12_AddInfoReceiveSendIssueSeverity</text:p>
          </table:table-cell>
          <table:table-cell table:style-name="ce146" table:number-columns-repeated="3"/>
          <table:table-cell/>
          <table:table-cell table:style-name="ce164" office:value-type="string">
            <text:p>-Verify that severity contains list of options.</text:p>
            <text:p>-Verify that options can be select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13_AttachReceiveSentAttachOption</text:p>
          </table:table-cell>
          <table:table-cell table:style-name="ce146" table:number-columns-repeated="3"/>
          <table:table-cell/>
          <table:table-cell table:style-name="ce164" office:value-type="string">
            <text:p>-Verify that attach contains list of options.</text:p>
            <text:p>-Verify that any option can be selected for attach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" table:number-rows-repeated="6">
          <table:table-cell table:number-columns-repeated="9"/>
          <table:table-cell table:style-name="ce174"/>
          <table:table-cell table:number-columns-repeated="1014"/>
        </table:table-row>
        <table:table-row table:style-name="ro1" table:number-rows-repeated="12">
          <table:table-cell table:style-name="ce133"/>
          <table:table-cell table:style-name="ce146" table:number-columns-repeated="10"/>
          <table:table-cell table:style-name="ce148" table:number-columns-repeated="1013"/>
        </table:table-row>
        <table:table-row table:style-name="ro1" table:number-rows-repeated="11">
          <table:table-cell table:style-name="ce69"/>
          <table:table-cell table:style-name="ce146" table:number-columns-repeated="10"/>
          <table:table-cell table:style-name="ce148" table:number-columns-repeated="1013"/>
        </table:table-row>
        <table:table-row table:style-name="ro1" table:number-rows-repeated="65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visibility="collapse" table:default-cell-style-name="ce1"/>
        <table:table-column table:style-name="co20" table:visibility="collapse" table:default-cell-style-name="ce1"/>
        <table:table-column table:style-name="co27" table:visibility="collapse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1" table:default-cell-style-name="ce1"/>
        <table:table-column table:style-name="co7" table:default-cell-style-name="ce1"/>
        <table:table-row table:style-name="ro53">
          <table:table-cell table:style-name="ce73" office:value-type="string">
            <text:p>TEST CASE ID</text:p>
          </table:table-cell>
          <table:table-cell table:style-name="ce73" office:value-type="string">
            <text:p>TITLE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KEY VERIFICATION</text:p>
          </table:table-cell>
          <table:table-cell table:style-name="ce73" table:number-columns-repeated="3"/>
          <table:table-cell table:style-name="ce81"/>
          <table:table-cell table:style-name="ce73" office:value-type="string">
            <text:p>AUTOMATED</text:p>
          </table:table-cell>
          <table:table-cell table:style-name="ce73" office:value-type="string">
            <text:p>RESULT</text:p>
          </table:table-cell>
          <table:table-cell table:style-name="ce73" office:value-type="string">
            <text:p>SCRIPT EXCEPTION</text:p>
          </table:table-cell>
          <table:table-cell table:style-name="ce73" office:value-type="string">
            <text:p>ERROR</text:p>
          </table:table-cell>
          <table:table-cell table:style-name="ce82" office:value-type="string">
            <text:p>TICKET NO.</text:p>
          </table:table-cell>
          <table:table-cell table:style-name="ce83" table:number-columns-repeated="1011"/>
        </table:table-row>
        <table:table-row table:style-name="ro54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8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6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8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7_addOrganizationsDetails</text:p>
          </table:table-cell>
          <table:table-cell table:style-name="ce76" office:value-type="string">
            <text:p>Verify that organization details can be added to an organizatio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8_removeExpectation</text:p>
          </table:table-cell>
          <table:table-cell table:style-name="ce76" office:value-type="string">
            <text:p>Verify that expectation can be removed from the pla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9_addTask</text:p>
          </table:table-cell>
          <table:table-cell table:style-name="ce76" office:value-type="string">
            <text:p>Verify that task can be added to member of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74" office:value-type="string">
            <text:p>MAP0010_addRoleJuridiction</text:p>
          </table:table-cell>
          <table:table-cell table:style-name="ce76" office:value-type="string">
            <text:p>Verify that Role, Title, Juridiction and supervisor can be assign to participating agent within an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1_addEventToPlan</text:p>
          </table:table-cell>
          <table:table-cell table:style-name="ce76" office:value-type="string">
            <text:p>Verify that Event can be added to a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2_addPhase</text:p>
          </table:table-cell>
          <table:table-cell table:style-name="ce76" office:value-type="string">
            <text:p>Verify that phases can be created for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13_addPhaseDetails</text:p>
          </table:table-cell>
          <table:table-cell table:style-name="ce76" office:value-type="string">
            <text:p>Verify that phases details can be added to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4_addSegment</text:p>
          </table:table-cell>
          <table:table-cell table:style-name="ce76" office:value-type="string">
            <text:p>Verfy that Segment can be added to the plan</text:p>
          </table:table-cell>
          <table:table-cell table:style-name="ce7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5_removeSegment</text:p>
          </table:table-cell>
          <table:table-cell table:style-name="ce76" office:value-type="string">
            <text:p>Verfy that Segment can be deleted fromthe pla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16_addEvent</text:p>
          </table:table-cell>
          <table:table-cell table:style-name="ce76" office:value-type="string">
            <text:p>Verify that event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7_deleteEvent</text:p>
          </table:table-cell>
          <table:table-cell table:style-name="ce76" office:value-type="string">
            <text:p>Verify that event can be deleted <text:s/>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18_attachFile</text:p>
          </table:table-cell>
          <table:table-cell table:style-name="ce76" office:value-type="string">
            <text:p>Verify that file can be attachment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9_deleteAttachFile</text:p>
          </table:table-cell>
          <table:table-cell table:style-name="ce76" office:value-type="string">
            <text:p>Verify that attachment can be deleted 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2">
          <table:table-cell table:style-name="ce2" office:value-type="string">
            <text:p>MAP0020_addFileToEvent</text:p>
          </table:table-cell>
          <table:table-cell table:style-name="ce76" office:value-type="string">
            <text:p>Verify that Attachment can be added to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3">
          <table:table-cell table:style-name="ce2" office:value-type="string">
            <text:p>MAP0021_deleteFileOfEvent</text:p>
          </table:table-cell>
          <table:table-cell table:style-name="ce76" office:value-type="string">
            <text:p>Verify that Attachment can be deleted from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2" office:value-type="string">
            <text:p>MAP0022_addGoal</text:p>
          </table:table-cell>
          <table:table-cell table:style-name="ce76" office:value-type="string">
            <text:p>Verify that Goal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3_removeGoal</text:p>
          </table:table-cell>
          <table:table-cell table:style-name="ce76" office:value-type="string">
            <text:p>Verify that Goal can be deleted <text:s/>from the Seg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</text:span><text:span text:style-name="T2">'Add new </text:span><text:span text:style-name="T2">segment' </text:span><text:span text:style-name="T2">option under </text:span><text:span text:style-name="T2">'Actions' pop </text:span><text:span text:style-name="T2">up menu</text:span></text:p>
            <text:p><text:span text:style-name="T2">6. Enter the </text:span><text:span text:style-name="T2">details</text:span></text:p>
            <text:p><text:span text:style-name="T2">7. Click on </text:span><text:span text:style-name="T2">'done' </text:span><text:span text:style-name="T2">button</text:span></text:p>
            <text:p>8. Click on 'About plan segment' option under 'Show' pop up menu.</text:p>
            <text:p>9 Click on 'goals' option under 'show' pop up menu.</text:p>
            <text:p><text:span text:style-name="T2">10. Enter and </text:span><text:span text:style-name="T2">select the </text:span><text:span text:style-name="T2">values for </text:span><text:span text:style-name="T2">Objective, </text:span><text:span text:style-name="T2">Category, </text:span><text:span text:style-name="T2">Magnitude, </text:span><text:span text:style-name="T2">Organization, </text:span><text:span text:style-name="T2">Goal and </text:span><text:span text:style-name="T2">Achieved at </text:span><text:span text:style-name="T2">end</text:span></text:p>
            <text:p>11. Click on delete option of respective goal</text:p>
            <text:p>12 Click on 'done' button</text:p>
            <text:p><text:span text:style-name="T2">13. Click on </text:span><text:span text:style-name="T2">'Logout </text:span><text:span text:style-name="T2">&lt;username&gt;' </text:span><text:span text:style-name="T2">option under </text:span><text:span text:style-name="T2">'Actions' pop </text:span><text:span text:style-name="T2">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4_moveTask</text:p>
          </table:table-cell>
          <table:table-cell table:style-name="ce76" office:value-type="string">
            <text:p>Verify that task(s) can be moved from one segment to another segment</text:p>
          </table:table-cell>
          <table:table-cell table:style-name="ce7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75" office:value-type="string">
            <text:p>MAP0025_receiveTask</text:p>
          </table:table-cell>
          <table:table-cell table:style-name="ce77" office:value-type="string">
            <text:p>Verify that user is able to receive task information/event message from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<text:s/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66">
          <table:table-cell table:style-name="ce75" office:value-type="string">
            <text:p>MAP0026_sendTask</text:p>
          </table:table-cell>
          <table:table-cell table:style-name="ce77" office:value-type="string">
            <text:p>Verify that user is able to sent task information/event message to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28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2" table:visibility="collapse" table:default-cell-style-name="ce70"/>
        <table:table-column table:style-name="co33" table:visibility="collapse" table:default-cell-style-name="ce70"/>
        <table:table-column table:style-name="co32" table:visibility="collapse" table:default-cell-style-name="ce70"/>
        <table:table-column table:style-name="co32" table:default-cell-style-name="ce78"/>
        <table:table-column table:style-name="co33" table:default-cell-style-name="ce78"/>
        <table:table-column table:style-name="co34" table:default-cell-style-name="ce78"/>
        <table:table-column table:style-name="co35" table:default-cell-style-name="ce78"/>
        <table:table-column table:style-name="co1" table:number-columns-repeated="2" table:default-cell-style-name="ce78"/>
        <table:table-column table:style-name="co36" table:default-cell-style-name="ce78"/>
        <table:table-column table:style-name="co1" table:number-columns-repeated="1008" table:default-cell-style-name="ce78"/>
        <table:table-column table:style-name="co1" table:default-cell-style-name="ce70"/>
        <table:table-column table:style-name="co7" table:default-cell-style-name="ce70"/>
        <table:table-row table:style-name="ro53">
          <table:table-cell table:style-name="ce84" office:value-type="string">
            <text:p>TEST CASE ID</text:p>
          </table:table-cell>
          <table:table-cell table:style-name="ce84" office:value-type="string">
            <text:p>TITLE</text:p>
          </table:table-cell>
          <table:table-cell table:style-name="ce84" office:value-type="string">
            <text:p>STEPS</text:p>
          </table:table-cell>
          <table:table-cell table:style-name="ce84" office:value-type="string">
            <text:p>KEY VERIFICATION</text:p>
          </table:table-cell>
          <table:table-cell table:style-name="ce101" table:number-columns-repeated="4"/>
          <table:table-cell table:style-name="ce84" office:value-type="string">
            <text:p>AUTOMATED</text:p>
          </table:table-cell>
          <table:table-cell table:style-name="ce84" office:value-type="string">
            <text:p>RESULT</text:p>
          </table:table-cell>
          <table:table-cell table:style-name="ce84" office:value-type="string">
            <text:p>SCRIPT EXCEPTION</text:p>
          </table:table-cell>
          <table:table-cell table:style-name="ce84" office:value-type="string">
            <text:p>ERROR</text:p>
          </table:table-cell>
          <table:table-cell table:style-name="ce117" office:value-type="string">
            <text:p>TICKET NO.</text:p>
          </table:table-cell>
          <table:table-cell table:style-name="ce118" office:value-type="string">
            <text:p>COMMENT</text:p>
          </table:table-cell>
          <table:table-cell table:style-name="ce120" table:number-columns-repeated="1008"/>
          <table:table-cell table:style-name="ce101" table:number-columns-repeated="2"/>
        </table:table-row>
        <table:table-row table:style-name="ro67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02_UndoRemoveThisSegment</text:p>
          </table:table-cell>
          <table:table-cell table:style-name="ce86" office:value-type="string">
            <text:p>Verify that user is able to un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table:style-name="ce85" office:value-type="string">
            <text:p>MAC0003_UndoAddGoal</text:p>
          </table:table-cell>
          <table:table-cell table:style-name="ce70" office:value-type="string">
            <text:p>Verify that user is able to un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00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9">
          <table:table-cell table:style-name="ce85" office:value-type="string">
            <text:p>MAC0004_UndoRemoveGoal</text:p>
          </table:table-cell>
          <table:table-cell table:style-name="ce86" office:value-type="string">
            <text:p>Verify that user is able to un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05_UndoAddNewTask</text:p>
          </table:table-cell>
          <table:table-cell table:style-name="ce86" office:value-type="string">
            <text:p>Verify that user is able to un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1">
          <table:table-cell table:style-name="ce85" office:value-type="string">
            <text:p>MAC0006_UndoCutTask</text:p>
          </table:table-cell>
          <table:table-cell table:style-name="ce86" office:value-type="string">
            <text:p>Verify that user is able to un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07_UndoPasteTaskUsingCut</text:p>
          </table:table-cell>
          <table:table-cell table:style-name="ce86" office:value-type="string">
            <text:p>Verify that user is able to undo the task which was pasted using cu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08_UndoPasteTaskUsingCopy</text:p>
          </table:table-cell>
          <table:table-cell table:style-name="ce86" office:value-type="string">
            <text:p>Verify that user is able to undo the task which was pasted using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86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6" office:value-type="string">
            <text:p>MAC0009_UndoDuplicateTask</text:p>
          </table:table-cell>
          <table:table-cell table:style-name="ce86" office:value-type="string">
            <text:p>Verify that user is able to undo the duplicate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86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02" table:number-columns-repeated="3"/>
          <table:table-cell table:style-name="ce86"/>
          <table:table-cell table:style-name="ce85" office:value-type="string">
            <text:p>Yes</text:p>
          </table:table-cell>
          <table:table-cell table:style-name="ce107"/>
          <table:table-cell table:style-name="ce93" table:number-columns-repeated="1012"/>
          <table:table-cell table:style-name="ce102" table:number-columns-repeated="2"/>
        </table:table-row>
        <table:table-row table:style-name="ro67">
          <table:table-cell table:style-name="ce85" office:value-type="string">
            <text:p>MAC0010_UndoIntermediateTask</text:p>
          </table:table-cell>
          <table:table-cell table:style-name="ce86" office:value-type="string">
            <text:p>Verify that user is able to un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7" office:value-type="string">
            <text:p>MAC0011_UndoDisintermediateTask</text:p>
          </table:table-cell>
          <table:table-cell table:style-name="ce88" office:value-type="string">
            <text:p>Verify that user is able to undo the disIntermediate task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88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03" table:number-columns-repeated="3"/>
          <table:table-cell table:style-name="ce87"/>
          <table:table-cell table:style-name="ce87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68">
          <table:table-cell table:style-name="ce85" office:value-type="string">
            <text:p>MAC0012_UndoMoveTask</text:p>
          </table:table-cell>
          <table:table-cell table:style-name="ce86" office:value-type="string">
            <text:p>Verify that user is able to un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13_UndoConnectFlow</text:p>
          </table:table-cell>
          <table:table-cell table:style-name="ce97" office:value-type="string">
            <text:p>Connect with flow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14_Un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5">
          <table:table-cell table:style-name="ce85" office:value-type="string">
            <text:p>MAC0015_UndoAddIssue</text:p>
          </table:table-cell>
          <table:table-cell table:style-name="ce86" office:value-type="string">
            <text:p>Verify that user is able to un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5" office:value-type="string">
            <text:p>MAC0016_UndoRemoveIssue</text:p>
          </table:table-cell>
          <table:table-cell table:style-name="ce86" office:value-type="string">
            <text:p>Verify that user is able to un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17_UndoAttachDocument</text:p>
          </table:table-cell>
          <table:table-cell table:style-name="ce86" office:value-type="string">
            <text:p>Verify that user is able to un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8" office:value-type="string">
            <text:p>MAC0018_CopyAttachment</text:p>
          </table:table-cell>
          <table:table-cell table:style-name="ce97" office:value-type="string">
            <text:p>Verify that user is able to copy the attachment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7" office:value-type="string">
            <text:p>When clicked on copy option, the respective attachment should be copied</text:p>
          </table:table-cell>
          <table:table-cell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7">
          <table:table-cell table:style-name="ce88" office:value-type="string">
            <text:p>MAC0019_CutAttachment</text:p>
          </table:table-cell>
          <table:table-cell table:style-name="ce97" office:value-type="string">
            <text:p>Verify that user is able to cut the attachment</text:p>
          </table:table-cell>
          <table:table-cell table:style-name="ce97"/>
          <table:table-cell table:style-name="ce97" office:value-type="string">
            <text:p>The attachment should be copied successfully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8">
          <table:table-cell table:style-name="ce85" office:value-type="string">
            <text:p>MAC0020_UndoPasteAttachment</text:p>
          </table:table-cell>
          <table:table-cell table:style-name="ce86" office:value-type="string">
            <text:p>Verify that user is able to undo the attachment which was 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21_CopyTask</text:p>
          </table:table-cell>
          <table:table-cell table:style-name="ce97" office:value-type="string">
            <text:p>Verify that user is able to undo the task which was copi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97" office:value-type="string">
            <text:p>Mentioned a Query for this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9">
          <table:table-cell table:style-name="ce85" office:value-type="string">
            <text:p>MAC0022_UndoSetTaskFromCopy</text:p>
          </table:table-cell>
          <table:table-cell table:style-name="ce86" office:value-type="string">
            <text:p>Verify that user is able to un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86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8" office:value-type="string">
            <text:p>MAC0023_UndoAddInfoNeed</text:p>
          </table:table-cell>
          <table:table-cell table:style-name="ce97" office:value-type="string">
            <text:p>Add (info) ne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6">
          <table:table-cell table:style-name="ce88" office:value-type="string">
            <text:p>MAC0024_UndoAddInfoCapability</text:p>
          </table:table-cell>
          <table:table-cell table:style-name="ce97" office:value-type="string">
            <text:p>Add (info) capability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3">
          <table:table-cell table:style-name="ce85" office:value-type="string">
            <text:p>MAC0025_UndoRemoveFlow</text:p>
          </table:table-cell>
          <table:table-cell table:style-name="ce86" office:value-type="string">
            <text:p>Verify that user is able to un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5" office:value-type="string">
            <text:p>MAC0026_UndoDuplicateFlow</text:p>
          </table:table-cell>
          <table:table-cell table:style-name="ce86" office:value-type="string">
            <text:p>Verify that user is able to un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27_UndoBreakUpFlow</text:p>
          </table:table-cell>
          <table:table-cell table:style-name="ce86" office:value-type="string">
            <text:p>Verify that user is able to un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7" office:value-type="string">
            <text:p>MAC0028_CopyFlow</text:p>
          </table:table-cell>
          <table:table-cell table:style-name="ce88" office:value-type="string">
            <text:p>Verify that user is able to undo the flow which was copi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88" office:value-type="string">
            <text:p>When clicked on 'Copy flow' option, the flow should be copied and a message 'Flow copied' should be displayed at the top of window</text:p>
          </table:table-cell>
          <table:table-cell table:style-name="ce103" table:number-columns-repeated="3"/>
          <table:table-cell table:style-name="ce87"/>
          <table:table-cell table:style-name="ce88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80">
          <table:table-cell table:style-name="ce90" office:value-type="string">
            <text:p>MAC0029_Un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4">
          <table:table-cell table:style-name="ce89" office:value-type="string">
            <text:p>MAC0030_UndoUpdateSet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2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93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32_RedoRemoveThisSegment</text:p>
          </table:table-cell>
          <table:table-cell table:style-name="ce86" office:value-type="string">
            <text:p>Verify that user is able to redo the removed seg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86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86" office:value-type="string">
            <text:p>Verify that user is able to redo the add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86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table:style-name="ce85" office:value-type="string">
            <text:p>MAC0034_RedoRemoveGoal</text:p>
          </table:table-cell>
          <table:table-cell table:style-name="ce86" office:value-type="string">
            <text:p>Verify that user is able to redo the remov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86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86" office:value-type="string">
            <text:p>Verify that user is able to re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86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2">
          <table:table-cell table:style-name="ce85" office:value-type="string">
            <text:p>MAC0036_RedoCutTask</text:p>
          </table:table-cell>
          <table:table-cell table:style-name="ce86" office:value-type="string">
            <text:p>Verify that user is able to re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86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office:value-type="string">
            <text:p>MAC0037_RedoPasteTaskUsingCut</text:p>
          </table:table-cell>
          <table:table-cell table:style-name="ce86" office:value-type="string">
            <text:p>Verify that user is able to redo the task which was past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86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3">
          <table:table-cell table:style-name="ce88" office:value-type="string">
            <text:p>MAC0038_RedoPasteTaskUsingCopy</text:p>
          </table:table-cell>
          <table:table-cell table:style-name="ce97" office:value-type="string">
            <text:p>Verify that user is able to redo the task which was <text:s/>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97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0">
          <table:table-cell table:style-name="ce91" office:value-type="string">
            <text:p>MAC0039_RedoDuplicateTask</text:p>
          </table:table-cell>
          <table:table-cell table:style-name="ce97" office:value-type="string">
            <text:p>Verify that user is able to redo the task which was <text:s/>duplica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97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88"/>
          <table:table-cell table:style-name="ce85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81">
          <table:table-cell table:style-name="ce85" office:value-type="string">
            <text:p>MAC0040_RedoIntermediateTask</text:p>
          </table:table-cell>
          <table:table-cell table:style-name="ce86" office:value-type="string">
            <text:p>Verify that user is able to re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92" office:value-type="string">
            <text:p>MAC0041_RedoDisintermediateTask</text:p>
          </table:table-cell>
          <table:table-cell table:style-name="ce90" office:value-type="string">
            <text:p>Verify that user is able to redo the disIntermediate task</text:p>
          </table:table-cell>
          <table:table-cell table:style-name="ce9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90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04" table:number-columns-repeated="3"/>
          <table:table-cell table:style-name="ce105"/>
          <table:table-cell table:style-name="ce105" office:value-type="string">
            <text:p>No</text:p>
          </table:table-cell>
          <table:table-cell table:style-name="ce112"/>
          <table:table-cell table:style-name="ce115" table:number-columns-repeated="1012"/>
          <table:table-cell table:style-name="ce104" table:number-columns-repeated="2"/>
        </table:table-row>
        <table:table-row table:style-name="ro55">
          <table:table-cell table:style-name="ce85" office:value-type="string">
            <text:p>MAC0042_RedoMoveTask</text:p>
          </table:table-cell>
          <table:table-cell table:style-name="ce86" office:value-type="string">
            <text:p>Verify that user is able to re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43_RedoConnectFlow</text:p>
          </table:table-cell>
          <table:table-cell table:style-name="ce97" office:value-type="string">
            <text:p>Connect with flow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44_Re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4"/>
          <table:table-cell table:style-name="ce122" table:number-columns-repeated="1007"/>
          <table:table-cell table:style-name="ce124" table:number-columns-repeated="2"/>
        </table:table-row>
        <table:table-row table:style-name="ro67">
          <table:table-cell table:style-name="ce93" office:value-type="string">
            <text:p>MAC0045_RedoAddIssue</text:p>
          </table:table-cell>
          <table:table-cell table:style-name="ce86" office:value-type="string">
            <text:p>Verify that user is able to re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46_RedoRemoveIssue</text:p>
          </table:table-cell>
          <table:table-cell table:style-name="ce86" office:value-type="string">
            <text:p>Verify that user is able to re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office:value-type="string">
            <text:p>MAC0047_RedoAttachDocument</text:p>
          </table:table-cell>
          <table:table-cell table:style-name="ce86" office:value-type="string">
            <text:p>Verify that user is able to re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9" office:value-type="string">
            <text:p>MAC0048_RedocopyAttachment</text:p>
          </table:table-cell>
          <table:table-cell table:style-name="ce98" office:value-type="string">
            <text:p>Verify that user is able to copy the attachment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8" office:value-type="string">
            <text:p>When clicked on copy option, the respective attachment should be copied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attachment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74">
          <table:table-cell table:style-name="ce94" office:value-type="string">
            <text:p>MAC0049_RedoCutAttachment</text:p>
          </table:table-cell>
          <table:table-cell table:style-name="ce98" office:value-type="string">
            <text:p>Verify that user is able to cut the attachment</text:p>
          </table:table-cell>
          <table:table-cell table:style-name="ce98"/>
          <table:table-cell table:style-name="ce98" office:value-type="string">
            <text:p>The attachment should be copied successfully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ut attachmen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82">
          <table:table-cell table:style-name="ce85" office:value-type="string">
            <text:p>MAC0050_RedoPasteAttachment</text:p>
          </table:table-cell>
          <table:table-cell table:style-name="ce86" office:value-type="string">
            <text:p>Verify that user is able to redo the attachment which was paste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94" office:value-type="string">
            <text:p>MAC0051_RedoCopyTask</text:p>
          </table:table-cell>
          <table:table-cell table:style-name="ce98" office:value-type="string">
            <text:p>Verify that user is able to redo the task which was copied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9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task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83">
          <table:table-cell table:style-name="ce85" office:value-type="string">
            <text:p>MAC0052_RedoSetTaskFromCopy</text:p>
          </table:table-cell>
          <table:table-cell table:style-name="ce86" office:value-type="string">
            <text:p>Verify that user is able to re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86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53_redoAddInfoNeed</text:p>
          </table:table-cell>
          <table:table-cell table:style-name="ce97" office:value-type="string">
            <text:p>Add (info) need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7">
          <table:table-cell table:style-name="ce88" office:value-type="string">
            <text:p>MAC0054_RedoAddInfoCapability</text:p>
          </table:table-cell>
          <table:table-cell table:style-name="ce97" office:value-type="string">
            <text:p>Add (info) capability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0">
          <table:table-cell table:style-name="ce95" office:value-type="string">
            <text:p>MAC0055_RedoRemoveFlow</text:p>
          </table:table-cell>
          <table:table-cell table:style-name="ce86" office:value-type="string">
            <text:p>Verify that user is able to re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56_RedoDuplicateFlow</text:p>
          </table:table-cell>
          <table:table-cell table:style-name="ce86" office:value-type="string">
            <text:p>Verify that user is able to re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57_RedoBreakUpFlow</text:p>
          </table:table-cell>
          <table:table-cell table:style-name="ce86" office:value-type="string">
            <text:p>Verify that user is able to re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96" office:value-type="string">
            <text:p>MAC0058_RedoCopyFlow</text:p>
          </table:table-cell>
          <table:table-cell table:style-name="ce89" office:value-type="string">
            <text:p>Verify that user is able to redo the flow which is copied</text:p>
          </table:table-cell>
          <table:table-cell table:style-name="ce8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89" office:value-type="string">
            <text:p>When clicked on 'Copy flow' option, the flow should be copied and a message 'Flow copied' should be displayed at top of the window</text:p>
          </table:table-cell>
          <table:table-cell table:style-name="ce66" table:number-columns-repeated="3"/>
          <table:table-cell table:style-name="ce96"/>
          <table:table-cell table:style-name="ce89"/>
          <table:table-cell table:style-name="ce113" office:value-type="string">
            <text:p>Invalid</text:p>
          </table:table-cell>
          <table:table-cell table:style-name="ce116" table:number-columns-repeated="3"/>
          <table:table-cell table:style-name="ce119" office:value-type="string">
            <text:p>cannot redo copy flow</text:p>
          </table:table-cell>
          <table:table-cell/>
          <table:table-cell table:style-name="ce115" table:number-columns-repeated="1007"/>
          <table:table-cell table:style-name="ce72" table:number-columns-repeated="2"/>
        </table:table-row>
        <table:table-row table:style-name="ro79">
          <table:table-cell table:style-name="ce90" office:value-type="string">
            <text:p>MAC0059_Re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No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7">
          <table:table-cell table:style-name="ce89" office:value-type="string">
            <text:p>MAC0060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6" office:value-type="string">
            <text:p>cannot automate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7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2-02-28T17:32:46.80</dc:date>
    <meta:editing-cycles>188</meta:editing-cycles>
    <meta:editing-duration>PT18H36M21S</meta:editing-duration>
    <meta:document-statistic meta:table-count="4" meta:cell-count="11872" meta:object-count="0"/>
  </office:meta>
</office:document-meta>
</file>